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Replacements/Object 1" manifest:media-type=""/>
  <manifest:file-entry manifest:full-path="ObjectReplacements/Object 3" manifest:media-type="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Ok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7" style:family="table-cell" style:parent-style-name="Default" style:data-style-name="N0"/>
    <style:style style:name="ce8" style:family="table-cell" style:parent-style-name="Ok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6145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0.31875cm"/>
    </style:style>
    <style:style style:name="co5" style:family="table-column">
      <style:table-column-properties fo:break-before="auto" style:column-width="12.1708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 draw:draw-aspect="icon"/>
    </style:style>
    <style:style style:family="graphic" style:name="a2" style:parent-style-name="Graphics">
      <style:graphic-properties draw:fill="solid" draw:fill-color="#ffffff" draw:opacity="100%" fo:clip="rect(0in, 0in, 0in, 0in)" draw:stroke="solid" svg:stroke-width="0.01042in" svg:stroke-color="#000000" svg:stroke-opacity="100%" draw:stroke-linejoin="miter"/>
    </style:style>
    <style:style style:family="graphic" style:name="a3" style:parent-style-name="Graphics">
      <style:graphic-properties draw:fill="solid" draw:fill-color="#ffffff" draw:opacity="100%" fo:clip="rect(0in, 0in, 0in, 0in)" draw:stroke="solid" svg:stroke-width="0.01042in" svg:stroke-color="#000000" svg:stroke-opacity="100%" draw:stroke-linejoin="miter"/>
    </style:style>
    <style:style style:family="graphic" style:name="a4" style:parent-style-name="Graphics">
      <style:graphic-properties draw:fill="solid" draw:fill-color="#ffffff" draw:opacity="100%" fo:clip="rect(0in, 0in, 0in, 0in)" draw:stroke="solid" svg:stroke-width="0.01042in" svg:stroke-color="#000000" svg:stroke-opacity="100%" draw:stroke-linejoin="miter"/>
    </style:style>
    <style:style style:family="graphic" style:name="a5" style:parent-style-name="Graphics">
      <style:graphic-properties draw:fill="solid" draw:fill-color="#ffffff" draw:opacity="100%" fo:clip="rect(0in, 0in, 0in, 0in)" draw:stroke="solid" svg:stroke-width="0.01042in" svg:stroke-color="#000000" svg:stroke-opacity="100%" draw:stroke-linejoin="miter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6" table:number-columns-repeated="16364" table:default-cell-style-name="ce1"/>
        <table:table-row table:style-name="ro1">
          <table:table-cell office:value-type="string" table:style-name="ce2">
            <text:p>LINKS TEST DOCUMENT</text:p>
          </table:table-cell>
          <table:table-cell table:number-columns-repeated="19" table:style-name="ce2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INTERNAL REFERENCES</text:p>
          </table:table-cell>
          <table:table-cell table:number-columns-repeated="4" table:style-name="ce3"/>
          <table:table-cell table:style-name="ce1"/>
          <table:table-cell office:value-type="string" table:style-name="ce3">
            <text:p>2 - EXTERNAL REFERENCES</text:p>
          </table:table-cell>
          <table:table-cell table:number-columns-repeated="5" table:style-name="ce3"/>
          <table:table-cell table:style-name="ce1"/>
          <table:table-cell office:value-type="string" table:style-name="ce3">
            <text:p>3 - DDE AND OLE LINKS</text:p>
          </table:table-cell>
          <table:table-cell table:number-columns-repeated="6"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INTERNAL 2D REFERENCES</text:p>
          </table:table-cell>
          <table:table-cell table:number-columns-repeated="4" table:style-name="ce4"/>
          <table:table-cell table:style-name="ce1"/>
          <table:table-cell office:value-type="string" table:style-name="ce4">
            <text:p>2.1 - ANALYSIS ADDIN</text:p>
          </table:table-cell>
          <table:table-cell table:number-columns-repeated="5" table:style-name="ce4"/>
          <table:table-cell table:style-name="ce1"/>
          <table:table-cell office:value-type="string" table:style-name="ce4">
            <text:p>3.1 - DDE LINKS</text:p>
          </table:table-cell>
          <table:table-cell table:number-columns-repeated="2"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number-columns-repeated="16364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2" table:style-name="ce5"/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=E7</text:p>
          </table:table-cell>
          <table:table-cell office:value-type="float" office:value="1" table:formula="of:=[.E7]" table:style-name="ce7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B7]);ISERROR([.C7]));ERROR.TYPE([.B7])=ERROR.TYPE([.C7]);IF(AND(NOT(ISERROR([.B7]));NOT(ISERROR([.C7])));AND(ISBLANK([.B7])=ISBLANK([.C7]);[.B7]=[.C7])));1;&quot;ERR!&quot;)" table:style-name="ce8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7">
            <text:p>=IMSUM("1+1i";"1+2i")</text:p>
          </table:table-cell>
          <table:table-cell office:value-type="string" office:string-value="2+3i" table:formula="of:=IMSUM(&quot;1+1i&quot;;&quot;1+2i&quot;)" table:style-name="ce7">
            <text:p>2+3i</text:p>
          </table:table-cell>
          <table:table-cell office:value-type="string" table:style-name="ce1">
            <text:p>2+3i</text:p>
          </table:table-cell>
          <table:table-cell office:value-type="float" office:value="1" table:formula="of:=IF(IF(AND(ISERROR([.H7]);ISERROR([.I7]));ERROR.TYPE([.H7])=ERROR.TYPE([.I7]);IF(AND(NOT(ISERROR([.H7]));NOT(ISERROR([.I7])));AND(ISBLANK([.H7])=ISBLANK([.I7]);[.H7]=[.I7])));1;&quot;ERR!&quot;)" table:style-name="ce6">
            <text:p>ok</text:p>
          </table:table-cell>
          <table:table-cell table:number-columns-repeated="3" table:style-name="ce1"/>
          <table:table-cell office:value-type="string" table:style-name="ce7">
            <text:p>=excel|'X:\PATH\[EXTP12_3.XLSX]Sheet1'!'R7C1'</text:p>
          </table:table-cell>
          <table:table-cell office:value-type="float" office:value="10" table:style-name="ce7">
            <text:p>10</text:p>
          </table:table-cell>
          <table:table-cell table:style-name="ce7"/>
          <table:table-cell office:value-type="float" office:value="10" table:style-name="ce1">
            <text:p>10</text:p>
          </table:table-cell>
          <table:table-cell office:value-type="float" office:value="1" table:formula="of:=IF(IF(AND(ISERROR([.O7]);ISERROR([.Q7]));ERROR.TYPE([.O7])=ERROR.TYPE([.Q7]);IF(AND(NOT(ISERROR([.O7]));NOT(ISERROR([.Q7])));AND(ISBLANK([.O7])=ISBLANK([.Q7]);[.O7]=[.Q7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O7]);ISERROR([.S7]));ERROR.TYPE([.O7])=ERROR.TYPE([.S7]);IF(AND(NOT(ISERROR([.O7]));NOT(ISERROR([.S7])));AND(ISBLANK([.O7])=ISBLANK([.S7]);[.O7]=[.S7])));1;&quot;ERR!&quot;)" table:style-name="ce6">
            <text:p>ERR!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=$E8</text:p>
          </table:table-cell>
          <table:table-cell office:value-type="float" office:value="2" table:formula="of:=[.$E8]" table:style-name="ce7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B8]);ISERROR([.C8]));ERROR.TYPE([.B8])=ERROR.TYPE([.C8]);IF(AND(NOT(ISERROR([.B8]));NOT(ISERROR([.C8])));AND(ISBLANK([.B8])=ISBLANK([.C8]);[.B8]=[.C8])));1;&quot;ERR!&quot;)" table:style-name="ce8">
            <text:p>o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7">
            <text:p>=FACTDOUBLE(6)</text:p>
          </table:table-cell>
          <table:table-cell office:value-type="float" office:value="48" table:formula="of:=FACTDOUBLE(6)" table:style-name="ce7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" table:formula="of:=IF(IF(AND(ISERROR([.H8]);ISERROR([.I8]));ERROR.TYPE([.H8])=ERROR.TYPE([.I8]);IF(AND(NOT(ISERROR([.H8]));NOT(ISERROR([.I8])));AND(ISBLANK([.H8])=ISBLANK([.I8]);[.H8]=[.I8])));1;&quot;ERR!&quot;)" table:style-name="ce6">
            <text:p>ok</text:p>
          </table:table-cell>
          <table:table-cell table:number-columns-repeated="3" table:style-name="ce1"/>
          <table:table-cell office:value-type="string" table:style-name="ce7">
            <text:p>=SUM(excel|'X:\PATH\[EXTP12_3.XLSX]Sheet1'!'R11C1:R11C6')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float" office:value="6" table:style-name="ce1">
            <text:p>6</text:p>
          </table:table-cell>
          <table:table-cell office:value-type="float" office:value="1" table:formula="of:=IF(IF(AND(ISERROR([.O8]);ISERROR([.Q8]));ERROR.TYPE([.O8])=ERROR.TYPE([.Q8]);IF(AND(NOT(ISERROR([.O8]));NOT(ISERROR([.Q8])));AND(ISBLANK([.O8])=ISBLANK([.Q8]);[.O8]=[.Q8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O8]);ISERROR([.S8]));ERROR.TYPE([.O8])=ERROR.TYPE([.S8]);IF(AND(NOT(ISERROR([.O8]));NOT(ISERROR([.S8])));AND(ISBLANK([.O8])=ISBLANK([.S8]);[.O8]=[.S8])));1;&quot;ERR!&quot;)" table:style-name="ce6">
            <text:p>ERR!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=E$9</text:p>
          </table:table-cell>
          <table:table-cell office:value-type="float" office:value="3" table:formula="of:=[.E$9]" table:style-name="ce7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B9]);ISERROR([.C9]));ERROR.TYPE([.B9])=ERROR.TYPE([.C9]);IF(AND(NOT(ISERROR([.B9]));NOT(ISERROR([.C9])));AND(ISBLANK([.B9])=ISBLANK([.C9]);[.B9]=[.C9])));1;&quot;ERR!&quot;)" table:style-name="ce8">
            <text:p>ok</text:p>
          </table:table-cell>
          <table:table-cell office:value-type="float" office:value="3" table:style-name="ce1">
            <text:p>3</text:p>
          </table:table-cell>
          <table:table-cell table:number-columns-repeated="8" table:style-name="ce1"/>
          <table:table-cell office:value-type="string" table:style-name="ce12">
            <text:p>{=TRANSPOSE(excel|'X:\PATH\[EXTP12_3.XLSX]Sheet1'!'R7C1:R7C6')}</text:p>
          </table:table-cell>
          <table:table-cell office:value-type="float" office:value="0" table:number-matrix-columns-spanned="1" table:number-matrix-rows-spanned="6" table:style-name="ce9">
            <text:p>#BEZUG!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office:string-value="ERR!" table:formula="of:=IF(IF(AND(ISERROR([.O9]);ISERROR([.Q9]));ERROR.TYPE([.O9])=ERROR.TYPE([.Q9]);IF(AND(NOT(ISERROR([.O9]));NOT(ISERROR([.Q9])));AND(ISBLANK([.O9])=ISBLANK([.Q9]);[.O9]=[.Q9])));1;&quot;ERR!&quot;)" table:style-name="ce6">
            <text:p>ERR!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O9]);ISERROR([.S9]));ERROR.TYPE([.O9])=ERROR.TYPE([.S9]);IF(AND(NOT(ISERROR([.O9]));NOT(ISERROR([.S9])));AND(ISBLANK([.O9])=ISBLANK([.S9]);[.O9]=[.S9])));1;&quot;ERR!&quot;)" table:style-name="ce6">
            <text:p>ERR!</text:p>
          </table:table-cell>
          <table:table-cell table:number-columns-repeated="16364"/>
        </table:table-row>
        <table:table-row table:style-name="ro4">
          <table:table-cell office:value-type="string" table:style-name="ce7">
            <text:p>=$E$10</text:p>
          </table:table-cell>
          <table:table-cell office:value-type="float" office:value="4" table:formula="of:=[.$E$10]" table:style-name="ce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B10]);ISERROR([.C10]));ERROR.TYPE([.B10])=ERROR.TYPE([.C10]);IF(AND(NOT(ISERROR([.B10]));NOT(ISERROR([.C10])));AND(ISBLANK([.B10])=ISBLANK([.C10]);[.B10]=[.C10])));1;&quot;ERR!&quot;)" table:style-name="ce8">
            <text:p>ok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4">
            <text:p>2.2 - EXTERNAL CELL REFERENCES</text:p>
          </table:table-cell>
          <table:table-cell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string" office:string-value="ERR!" table:formula="of:=IF(IF(AND(ISERROR([.O10]);ISERROR([.Q10]));ERROR.TYPE([.O10])=ERROR.TYPE([.Q10]);IF(AND(NOT(ISERROR([.O10]));NOT(ISERROR([.Q10])));AND(ISBLANK([.O10])=ISBLANK([.Q10]);[.O10]=[.Q10])));1;&quot;ERR!&quot;)" table:style-name="ce6">
            <text:p>ERR!</text:p>
          </table:table-cell>
          <table:table-cell office:value-type="float" office:value="10" table:style-name="ce1">
            <text:p>10</text:p>
          </table:table-cell>
          <table:table-cell office:value-type="string" office:string-value="ERR!" table:formula="of:=IF(IF(AND(ISERROR([.O10]);ISERROR([.S10]));ERROR.TYPE([.O10])=ERROR.TYPE([.S10]);IF(AND(NOT(ISERROR([.O10]));NOT(ISERROR([.S10])));AND(ISBLANK([.O10])=ISBLANK([.S10]);[.O10]=[.S10])));1;&quot;ERR!&quot;)" table:style-name="ce6">
            <text:p>ERR!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{=$E$11}</text:p>
          </table:table-cell>
          <table:table-cell office:value-type="float" office:value="5" table:formula="of:=[.$E$11]" table:number-matrix-columns-spanned="1" table:number-matrix-rows-spanned="1" table:style-name="ce7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B11]);ISERROR([.C11]));ERROR.TYPE([.B11])=ERROR.TYPE([.C11]);IF(AND(NOT(ISERROR([.B11]));NOT(ISERROR([.C11])));AND(ISBLANK([.B11])=ISBLANK([.C11]);[.B11]=[.C11])));1;&quot;ERR!&quot;)" table:style-name="ce8">
            <text:p>ok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boolean" office:boolean-value="true" table:style-name="ce1">
            <text:p>WAHR</text:p>
          </table:table-cell>
          <table:table-cell office:value-type="string" office:string-value="ERR!" table:formula="of:=IF(IF(AND(ISERROR([.O11]);ISERROR([.Q11]));ERROR.TYPE([.O11])=ERROR.TYPE([.Q11]);IF(AND(NOT(ISERROR([.O11]));NOT(ISERROR([.Q11])));AND(ISBLANK([.O11])=ISBLANK([.Q11]);[.O11]=[.Q11])));1;&quot;ERR!&quot;)" table:style-name="ce6">
            <text:p>ERR!</text:p>
          </table:table-cell>
          <table:table-cell office:value-type="float" office:value="0" table:formula="of:=#DIV/0!" table:style-name="ce1">
            <text:p>#DIV/0!</text:p>
          </table:table-cell>
          <table:table-cell office:value-type="string" office:string-value="ERR!" table:formula="of:=IF(IF(AND(ISERROR([.O11]);ISERROR([.S11]));ERROR.TYPE([.O11])=ERROR.TYPE([.S11]);IF(AND(NOT(ISERROR([.O11]));NOT(ISERROR([.S11])));AND(ISBLANK([.O11])=ISBLANK([.S11]);[.O11]=[.S11])));1;&quot;ERR!&quot;)" table:style-name="ce6">
            <text:p>ERR!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=E12:E18</text:p>
          </table:table-cell>
          <table:table-cell office:value-type="float" office:value="6" table:formula="of:=[.E12:.E18]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B12]);ISERROR([.C12]));ERROR.TYPE([.B12])=ERROR.TYPE([.C12]);IF(AND(NOT(ISERROR([.B12]));NOT(ISERROR([.C12])));AND(ISBLANK([.B12])=ISBLANK([.C12]);[.B12]=[.C12])));1;&quot;ERR!&quot;)" table:style-name="ce8">
            <text:p>ok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7">
            <text:p>=[EXTDATA12X.XLSX]Sheet1!$A$7</text:p>
          </table:table-cell>
          <table:table-cell office:value-type="float" office:value="10" table:formula="of:=['file:///D:/Cloud/Copy/Dokumente/qa/test/xlsx/Spreadsheet-Features/external/EXTDATA12X.XLSX'#Sheet1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12]);ISERROR([.I12]));ERROR.TYPE([.H12])=ERROR.TYPE([.I12]);IF(AND(NOT(ISERROR([.H12]));NOT(ISERROR([.I12])));AND(ISBLANK([.H12])=ISBLANK([.I12]);[.H12]=[.I12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12]);ISERROR([.K12]));ERROR.TYPE([.H12])=ERROR.TYPE([.K12]);IF(AND(NOT(ISERROR([.H12]));NOT(ISERROR([.K12])));AND(ISBLANK([.H12])=ISBLANK([.K12]);[.H12]=[.K12])));1;&quot;ERR!&quot;)" table:style-name="ce6">
            <text:p>ERR!</text:p>
          </table:table-cell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float" office:value="0" table:formula="of:=#VALUE!" table:style-name="ce1">
            <text:p>#WERT!</text:p>
          </table:table-cell>
          <table:table-cell office:value-type="string" office:string-value="ERR!" table:formula="of:=IF(IF(AND(ISERROR([.O12]);ISERROR([.Q12]));ERROR.TYPE([.O12])=ERROR.TYPE([.Q12]);IF(AND(NOT(ISERROR([.O12]));NOT(ISERROR([.Q12])));AND(ISBLANK([.O12])=ISBLANK([.Q12]);[.O12]=[.Q12])));1;&quot;ERR!&quot;)" table:style-name="ce6">
            <text:p>ERR!</text:p>
          </table:table-cell>
          <table:table-cell office:value-type="boolean" office:boolean-value="false" table:style-name="ce1">
            <text:p>FALSCH</text:p>
          </table:table-cell>
          <table:table-cell office:value-type="string" office:string-value="ERR!" table:formula="of:=IF(IF(AND(ISERROR([.O12]);ISERROR([.S12]));ERROR.TYPE([.O12])=ERROR.TYPE([.S12]);IF(AND(NOT(ISERROR([.O12]));NOT(ISERROR([.S12])));AND(ISBLANK([.O12])=ISBLANK([.S12]);[.O12]=[.S12])));1;&quot;ERR!&quot;)" table:style-name="ce6">
            <text:p>ERR!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=$E12:E18</text:p>
          </table:table-cell>
          <table:table-cell office:value-type="float" office:value="7" table:formula="of:=[.$E12:.E18]" table:style-name="ce7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F(IF(AND(ISERROR([.B13]);ISERROR([.C13]));ERROR.TYPE([.B13])=ERROR.TYPE([.C13]);IF(AND(NOT(ISERROR([.B13]));NOT(ISERROR([.C13])));AND(ISBLANK([.B13])=ISBLANK([.C13]);[.B13]=[.C13])));1;&quot;ERR!&quot;)" table:style-name="ce8">
            <text:p>ok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7">
            <text:p>=[EXTDATA12X.XLSX]Sheet1!$B$7</text:p>
          </table:table-cell>
          <table:table-cell office:value-type="string" office:string-value="Text" table:formula="of:=['file:///D:/Cloud/Copy/Dokumente/qa/test/xlsx/Spreadsheet-Features/external/EXTDATA12X.XLSX'#Sheet1.$B$7]" table:style-name="ce7">
            <text:p>Text</text:p>
          </table:table-cell>
          <table:table-cell office:value-type="string" table:style-name="ce1">
            <text:p>Text</text:p>
          </table:table-cell>
          <table:table-cell office:value-type="float" office:value="1" table:formula="of:=IF(IF(AND(ISERROR([.H13]);ISERROR([.I13]));ERROR.TYPE([.H13])=ERROR.TYPE([.I13]);IF(AND(NOT(ISERROR([.H13]));NOT(ISERROR([.I13])));AND(ISBLANK([.H13])=ISBLANK([.I13]);[.H13]=[.I13])));1;&quot;ERR!&quot;)" table:style-name="ce6">
            <text:p>ok</text:p>
          </table:table-cell>
          <table:table-cell office:value-type="float" office:value="10" table:style-name="ce1">
            <text:p>10</text:p>
          </table:table-cell>
          <table:table-cell office:value-type="string" office:string-value="ERR!" table:formula="of:=IF(IF(AND(ISERROR([.H13]);ISERROR([.K13]));ERROR.TYPE([.H13])=ERROR.TYPE([.K13]);IF(AND(NOT(ISERROR([.H13]));NOT(ISERROR([.K13])));AND(ISBLANK([.H13])=ISBLANK([.K13]);[.H13]=[.K13])));1;&quot;ERR!&quot;)" table:style-name="ce6">
            <text:p>ERR!</text:p>
          </table:table-cell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office:string-value="ERR!" table:formula="of:=IF(IF(AND(ISERROR([.O13]);ISERROR([.Q13]));ERROR.TYPE([.O13])=ERROR.TYPE([.Q13]);IF(AND(NOT(ISERROR([.O13]));NOT(ISERROR([.Q13])));AND(ISBLANK([.O13])=ISBLANK([.Q13]);[.O13]=[.Q13])));1;&quot;ERR!&quot;)" table:style-name="ce6">
            <text:p>ERR!</text:p>
          </table:table-cell>
          <table:table-cell office:value-type="string" office:string-value="" table:formula="of:=&quot;&quot;" table:style-name="ce1"/>
          <table:table-cell office:value-type="string" office:string-value="ERR!" table:formula="of:=IF(IF(AND(ISERROR([.O13]);ISERROR([.S13]));ERROR.TYPE([.O13])=ERROR.TYPE([.S13]);IF(AND(NOT(ISERROR([.O13]));NOT(ISERROR([.S13])));AND(ISBLANK([.O13])=ISBLANK([.S13]);[.O13]=[.S13])));1;&quot;ERR!&quot;)" table:style-name="ce6">
            <text:p>ERR!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=E$12:E18</text:p>
          </table:table-cell>
          <table:table-cell office:value-type="float" office:value="8" table:formula="of:=[.E$12:.E18]" table:style-name="ce7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IF(IF(AND(ISERROR([.B14]);ISERROR([.C14]));ERROR.TYPE([.B14])=ERROR.TYPE([.C14]);IF(AND(NOT(ISERROR([.B14]));NOT(ISERROR([.C14])));AND(ISBLANK([.B14])=ISBLANK([.C14]);[.B14]=[.C14])));1;&quot;ERR!&quot;)" table:style-name="ce8">
            <text:p>ok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7">
            <text:p>=[EXTDATA12X.XLSX]Sheet1!$C$7</text:p>
          </table:table-cell>
          <table:table-cell office:value-type="boolean" office:boolean-value="true" table:formula="of:=['file:///D:/Cloud/Copy/Dokumente/qa/test/xlsx/Spreadsheet-Features/external/EXTDATA12X.XLSX'#Sheet1.$C$7]" table:style-name="ce7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H14]);ISERROR([.I14]));ERROR.TYPE([.H14])=ERROR.TYPE([.I14]);IF(AND(NOT(ISERROR([.H14]));NOT(ISERROR([.I14])));AND(ISBLANK([.H14])=ISBLANK([.I14]);[.H14]=[.I14])));1;&quot;ERR!&quot;)" table:style-name="ce6">
            <text:p>ok</text:p>
          </table:table-cell>
          <table:table-cell office:value-type="float" office:value="0" table:formula="of:=#DIV/0!" table:style-name="ce1">
            <text:p>#DIV/0!</text:p>
          </table:table-cell>
          <table:table-cell office:value-type="string" office:string-value="ERR!" table:formula="of:=IF(IF(AND(ISERROR([.H14]);ISERROR([.K14]));ERROR.TYPE([.H14])=ERROR.TYPE([.K14]);IF(AND(NOT(ISERROR([.H14]));NOT(ISERROR([.K14])));AND(ISBLANK([.H14])=ISBLANK([.K14]);[.H14]=[.K14])));1;&quot;ERR!&quot;)" table:style-name="ce6">
            <text:p>ERR!</text:p>
          </table:table-cell>
          <table:table-cell table:number-columns-repeated="2" table:style-name="ce1"/>
          <table:table-cell office:value-type="float" office:value="0" table:style-name="ce11">
            <text:p>#BEZUG!</text:p>
          </table:table-cell>
          <table:table-cell table:style-name="ce1"/>
          <table:table-cell office:value-type="string" office:string-value="" table:formula="of:=&quot;&quot;" table:style-name="ce1"/>
          <table:table-cell office:value-type="string" office:string-value="ERR!" table:formula="of:=IF(IF(AND(ISERROR([.O14]);ISERROR([.Q14]));ERROR.TYPE([.O14])=ERROR.TYPE([.Q14]);IF(AND(NOT(ISERROR([.O14]));NOT(ISERROR([.Q14])));AND(ISBLANK([.O14])=ISBLANK([.Q14]);[.O14]=[.Q14])));1;&quot;ERR!&quot;)" table:style-name="ce6">
            <text:p>ERR!</text:p>
          </table:table-cell>
          <table:table-cell office:value-type="float" office:value="0" table:style-name="ce1">
            <text:p>0</text:p>
          </table:table-cell>
          <table:table-cell office:value-type="string" office:string-value="ERR!" table:formula="of:=IF(IF(AND(ISERROR([.O14]);ISERROR([.S14]));ERROR.TYPE([.O14])=ERROR.TYPE([.S14]);IF(AND(NOT(ISERROR([.O14]));NOT(ISERROR([.S14])));AND(ISBLANK([.O14])=ISBLANK([.S14]);[.O14]=[.S14])));1;&quot;ERR!&quot;)" table:style-name="ce6">
            <text:p>ERR!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=E12:$E18</text:p>
          </table:table-cell>
          <table:table-cell office:value-type="float" office:value="9" table:formula="of:=[.E12:.$E18]" table:style-name="ce7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F(IF(AND(ISERROR([.B15]);ISERROR([.C15]));ERROR.TYPE([.B15])=ERROR.TYPE([.C15]);IF(AND(NOT(ISERROR([.B15]));NOT(ISERROR([.C15])));AND(ISBLANK([.B15])=ISBLANK([.C15]);[.B15]=[.C15])));1;&quot;ERR!&quot;)" table:style-name="ce8">
            <text:p>ok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7">
            <text:p>=[EXTDATA12X.XLSX]Sheet1!$D$7</text:p>
          </table:table-cell>
          <table:table-cell office:value-type="float" office:value="0" table:formula="of:=['file:///D:/Cloud/Copy/Dokumente/qa/test/xlsx/Spreadsheet-Features/external/EXTDATA12X.XLSX'#Sheet1.$D$7]" table:style-name="ce7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H15]);ISERROR([.I15]));ERROR.TYPE([.H15])=ERROR.TYPE([.I15]);IF(AND(NOT(ISERROR([.H15]));NOT(ISERROR([.I15])));AND(ISBLANK([.H15])=ISBLANK([.I15]);[.H15]=[.I15])));1;&quot;ERR!&quot;)" table:style-name="ce6">
            <text:p>ok</text:p>
          </table:table-cell>
          <table:table-cell office:value-type="boolean" office:boolean-value="false" table:style-name="ce1">
            <text:p>FALSCH</text:p>
          </table:table-cell>
          <table:table-cell office:value-type="string" office:string-value="ERR!" table:formula="of:=IF(IF(AND(ISERROR([.H15]);ISERROR([.K15]));ERROR.TYPE([.H15])=ERROR.TYPE([.K15]);IF(AND(NOT(ISERROR([.H15]));NOT(ISERROR([.K15])));AND(ISBLANK([.H15])=ISBLANK([.K15]);[.H15]=[.K15])));1;&quot;ERR!&quot;)" table:style-name="ce6">
            <text:p>ERR!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7">
            <text:p>=E12:E$18</text:p>
          </table:table-cell>
          <table:table-cell office:value-type="float" office:value="10" table:formula="of:=[.E12:.E$18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B16]);ISERROR([.C16]));ERROR.TYPE([.B16])=ERROR.TYPE([.C16]);IF(AND(NOT(ISERROR([.B16]));NOT(ISERROR([.C16])));AND(ISBLANK([.B16])=ISBLANK([.C16]);[.B16]=[.C16])));1;&quot;ERR!&quot;)" table:style-name="ce8">
            <text:p>ok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7">
            <text:p>=[EXTDATA12X.XLSX]Sheet1!$E$7</text:p>
          </table:table-cell>
          <table:table-cell office:value-type="float" office:value="0" table:formula="of:=['file:///D:/Cloud/Copy/Dokumente/qa/test/xlsx/Spreadsheet-Features/external/EXTDATA12X.XLSX'#Sheet1.$E$7]" table:style-name="ce7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H16]);ISERROR([.I16]));ERROR.TYPE([.H16])=ERROR.TYPE([.I16]);IF(AND(NOT(ISERROR([.H16]));NOT(ISERROR([.I16])));AND(ISBLANK([.H16])=ISBLANK([.I16]);[.H16]=[.I16])));1;&quot;ERR!&quot;)" table:style-name="ce6">
            <text:p>ok</text:p>
          </table:table-cell>
          <table:table-cell office:value-type="string" office:string-value="" table:formula="of:=&quot;&quot;" table:style-name="ce1"/>
          <table:table-cell office:value-type="string" office:string-value="ERR!" table:formula="of:=IF(IF(AND(ISERROR([.H16]);ISERROR([.K16]));ERROR.TYPE([.H16])=ERROR.TYPE([.K16]);IF(AND(NOT(ISERROR([.H16]));NOT(ISERROR([.K16])));AND(ISBLANK([.H16])=ISBLANK([.K16]);[.H16]=[.K16])));1;&quot;ERR!&quot;)" table:style-name="ce6">
            <text:p>ERR!</text:p>
          </table:table-cell>
          <table:table-cell table:style-name="ce1"/>
          <table:table-cell office:value-type="string" table:style-name="ce4">
            <text:p>3.2 - DDE PICTURE LINK</text:p>
          </table:table-cell>
          <table:table-cell table:number-columns-repeated="2"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number-columns-repeated="16364"/>
        </table:table-row>
        <table:table-row table:style-name="ro2">
          <table:table-cell office:value-type="string" table:style-name="ce7">
            <text:p>=$E$12:$E$18</text:p>
          </table:table-cell>
          <table:table-cell office:value-type="float" office:value="11" table:formula="of:=[.$E$12:.$E$18]" table:style-name="ce7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IF(IF(AND(ISERROR([.B17]);ISERROR([.C17]));ERROR.TYPE([.B17])=ERROR.TYPE([.C17]);IF(AND(NOT(ISERROR([.B17]));NOT(ISERROR([.C17])));AND(ISBLANK([.B17])=ISBLANK([.C17]);[.B17]=[.C17])));1;&quot;ERR!&quot;)" table:style-name="ce8">
            <text:p>ok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7">
            <text:p>=[EXTDATA12X.XLSX]Sheet1!$F$7</text:p>
          </table:table-cell>
          <table:table-cell office:value-type="string" office:string-value="" table:formula="of:=['file:///D:/Cloud/Copy/Dokumente/qa/test/xlsx/Spreadsheet-Features/external/EXTDATA12X.XLSX'#Sheet1.$F$7]" table:style-name="ce7"/>
          <table:table-cell office:value-type="string" office:string-value="" table:formula="of:=&quot;&quot;" table:style-name="ce1"/>
          <table:table-cell office:value-type="float" office:value="1" table:formula="of:=IF(IF(AND(ISERROR([.H17]);ISERROR([.I17]));ERROR.TYPE([.H17])=ERROR.TYPE([.I17]);IF(AND(NOT(ISERROR([.H17]));NOT(ISERROR([.I17])));AND(ISBLANK([.H17])=ISBLANK([.I17]);[.H17]=[.I17])));1;&quot;ERR!&quot;)" table:style-name="ce6">
            <text:p>ok</text:p>
          </table:table-cell>
          <table:table-cell office:value-type="float" office:value="0" table:style-name="ce1">
            <text:p>0</text:p>
          </table:table-cell>
          <table:table-cell office:value-type="string" office:string-value="ERR!" table:formula="of:=IF(IF(AND(ISERROR([.H17]);ISERROR([.K17]));ERROR.TYPE([.H17])=ERROR.TYPE([.K17]);IF(AND(NOT(ISERROR([.H17]));NOT(ISERROR([.K17])));AND(ISBLANK([.H17])=ISBLANK([.K17]);[.H17]=[.K17])));1;&quot;ERR!&quot;)" table:style-name="ce6">
            <text:p>ERR!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table:style-name="ce5"/>
          <table:table-cell office:value-type="string" table:style-name="ce5">
            <text:p>Must</text:p>
          </table:table-cell>
          <table:table-cell table:style-name="ce5"/>
          <table:table-cell table:number-columns-repeated="16364" table:style-name="ce1"/>
        </table:table-row>
        <table:table-row table:style-name="ro2">
          <table:table-cell office:value-type="string" table:style-name="ce1">
            <text:p>{=$E$12:$E$18}</text:p>
          </table:table-cell>
          <table:table-cell office:value-type="float" office:value="6" table:formula="of:=[.$E$12:.$E$18]" table:number-matrix-columns-spanned="1" table:number-matrix-rows-spanned="1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B18]);ISERROR([.C18]));ERROR.TYPE([.B18])=ERROR.TYPE([.C18]);IF(AND(NOT(ISERROR([.B18]));NOT(ISERROR([.C18])));AND(ISBLANK([.B18])=ISBLANK([.C18]);[.B18]=[.C18])));1;&quot;ERR!&quot;)" table:style-name="ce8">
            <text:p>ok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7">
            <text:p>=SUM([EXTDATA12X.XLSX]Sheet1!$A$11:$F$11)</text:p>
          </table:table-cell>
          <table:table-cell office:value-type="float" office:value="6" table:formula="of:=SUM(['file:///D:/Cloud/Copy/Dokumente/qa/test/xlsx/Spreadsheet-Features/external/EXTDATA12X.XLSX'#Sheet1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18]);ISERROR([.I18]));ERROR.TYPE([.H18])=ERROR.TYPE([.I18]);IF(AND(NOT(ISERROR([.H18]));NOT(ISERROR([.I18])));AND(ISBLANK([.H18])=ISBLANK([.I18]);[.H18]=[.I18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18]);ISERROR([.K18]));ERROR.TYPE([.H18])=ERROR.TYPE([.K18]);IF(AND(NOT(ISERROR([.H18]));NOT(ISERROR([.K18])));AND(ISBLANK([.H18])=ISBLANK([.K18]);[.H18]=[.K18])));1;&quot;ERR!&quot;)" table:style-name="ce6">
            <text:p>ERR!</text:p>
          </table:table-cell>
          <table:table-cell table:style-name="ce1"/>
          <table:table-cell office:value-type="string" table:style-name="ce7">
            <text:p>=excel|'X:\PATH\[EXTP12_3.XLSX]Sheet1'!'R7C2'</text:p>
          </table:table-cell>
          <table:table-cell table:style-name="ce1">
            <draw:rect draw:z-index="3" draw:name="Object 3">
              <svg:title/>
              <svg:desc/>
            </draw:rect>
          </table:table-cell>
          <table:table-cell table:style-name="ce1"/>
          <table:table-cell table:style-name="ce1">
            <draw:frame draw:z-index="4" draw:id="id2" draw:style-name="a2" draw:name="Picture 14" svg:x="0.02083in" svg:y="0.02083in" svg:width="0.64583in" svg:height="0.218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6" draw:id="id4" draw:style-name="a4" draw:name="Picture 16" svg:x="0.02083in" svg:y="0.02083in" svg:width="0.64583in" svg:height="0.2187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65" table:style-name="ce1"/>
        </table:table-row>
        <table:table-row table:style-name="ro2">
          <table:table-cell office:value-type="string" table:style-name="ce7">
            <text:p>=E:E</text:p>
          </table:table-cell>
          <table:table-cell office:value-type="float" office:value="13" table:formula="of:=[.E:.E]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B19]);ISERROR([.C19]));ERROR.TYPE([.B19])=ERROR.TYPE([.C19]);IF(AND(NOT(ISERROR([.B19]));NOT(ISERROR([.C19])));AND(ISBLANK([.B19])=ISBLANK([.C19]);[.B19]=[.C19])));1;&quot;ERR!&quot;)" table:style-name="ce8">
            <text:p>ok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7">
            <text:p>=SUM([EXTDATA12X.XLSX]Sheet1!$11:$11)</text:p>
          </table:table-cell>
          <table:table-cell office:value-type="float" office:value="9" table:formula="of:=SUM(['file:///D:/Cloud/Copy/Dokumente/qa/test/xlsx/Spreadsheet-Features/external/EXTDATA12X.XLSX'#Sheet1.$11:.$11])" table:style-name="ce7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F(IF(AND(ISERROR([.H19]);ISERROR([.I19]));ERROR.TYPE([.H19])=ERROR.TYPE([.I19]);IF(AND(NOT(ISERROR([.H19]));NOT(ISERROR([.I19])));AND(ISBLANK([.H19])=ISBLANK([.I19]);[.H19]=[.I19])));1;&quot;ERR!&quot;)" table:style-name="ce6">
            <text:p>ok</text:p>
          </table:table-cell>
          <table:table-cell office:value-type="float" office:value="99" table:style-name="ce1">
            <text:p>99</text:p>
          </table:table-cell>
          <table:table-cell office:value-type="string" office:string-value="ERR!" table:formula="of:=IF(IF(AND(ISERROR([.H19]);ISERROR([.K19]));ERROR.TYPE([.H19])=ERROR.TYPE([.K19]);IF(AND(NOT(ISERROR([.H19]));NOT(ISERROR([.K19])));AND(ISBLANK([.H19])=ISBLANK([.K19]);[.H19]=[.K19])));1;&quot;ERR!&quot;)" table:style-name="ce6">
            <text:p>ERR!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7">
            <text:p>=$E:$E</text:p>
          </table:table-cell>
          <table:table-cell office:value-type="float" office:value="14" table:formula="of:=[.$E:.$E]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" table:formula="of:=IF(IF(AND(ISERROR([.B20]);ISERROR([.C20]));ERROR.TYPE([.B20])=ERROR.TYPE([.C20]);IF(AND(NOT(ISERROR([.B20]));NOT(ISERROR([.C20])));AND(ISBLANK([.B20])=ISBLANK([.C20]);[.B20]=[.C20])));1;&quot;ERR!&quot;)" table:style-name="ce8">
            <text:p>ok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7">
            <text:p>=SUM([EXTDATA12X.XLSX]Sheet1!$H:$H)</text:p>
          </table:table-cell>
          <table:table-cell office:value-type="float" office:value="4" table:formula="of:=SUM(['file:///D:/Cloud/Copy/Dokumente/qa/test/xlsx/Spreadsheet-Features/external/EXTDATA12X.XLSX'#Sheet1.$H:.$H])" table:style-name="ce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H20]);ISERROR([.I20]));ERROR.TYPE([.H20])=ERROR.TYPE([.I20]);IF(AND(NOT(ISERROR([.H20]));NOT(ISERROR([.I20])));AND(ISBLANK([.H20])=ISBLANK([.I20]);[.H20]=[.I20])));1;&quot;ERR!&quot;)" table:style-name="ce6">
            <text:p>ok</text:p>
          </table:table-cell>
          <table:table-cell office:value-type="float" office:value="44" table:style-name="ce1">
            <text:p>44</text:p>
          </table:table-cell>
          <table:table-cell office:value-type="string" office:string-value="ERR!" table:formula="of:=IF(IF(AND(ISERROR([.H20]);ISERROR([.K20]));ERROR.TYPE([.H20])=ERROR.TYPE([.K20]);IF(AND(NOT(ISERROR([.H20]));NOT(ISERROR([.K20])));AND(ISBLANK([.H20])=ISBLANK([.K20]);[.H20]=[.K20])));1;&quot;ERR!&quot;)" table:style-name="ce6">
            <text:p>ERR!</text:p>
          </table:table-cell>
          <table:table-cell table:style-name="ce1"/>
          <table:table-cell office:value-type="string" table:style-name="ce4">
            <text:p>3.3 - OLE LINKS</text:p>
          </table:table-cell>
          <table:table-cell table:number-columns-repeated="2"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number-columns-repeated="16364" table:style-name="ce1"/>
        </table:table-row>
        <table:table-row table:style-name="ro2">
          <table:table-cell office:value-type="string" table:style-name="ce7">
            <text:p>=7:7</text:p>
          </table:table-cell>
          <table:table-cell office:value-type="float" office:value="1" table:formula="of:=[.7:.7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B21]);ISERROR([.C21]));ERROR.TYPE([.B21])=ERROR.TYPE([.C21]);IF(AND(NOT(ISERROR([.B21]));NOT(ISERROR([.C21])));AND(ISBLANK([.B21])=ISBLANK([.C21]);[.B21]=[.C21])));1;&quot;ERR!&quot;)" table:style-name="ce8">
            <text:p>ok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7">
            <text:p>=SUM([EXTDATA12X.XLSX]Sheet1:Sheet3!$A$11)</text:p>
          </table:table-cell>
          <table:table-cell office:value-type="float" office:value="6" table:formula="of:=SUM(['file:///D:/Cloud/Copy/Dokumente/qa/test/xlsx/Spreadsheet-Features/external/EXTDATA12X.XLSX'#Sheet1.$A$11:Sheet3.$A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21]);ISERROR([.I21]));ERROR.TYPE([.H21])=ERROR.TYPE([.I21]);IF(AND(NOT(ISERROR([.H21]));NOT(ISERROR([.I21])));AND(ISBLANK([.H21])=ISBLANK([.I21]);[.H21]=[.I21])));1;&quot;ERR!&quot;)" table:style-name="ce6">
            <text:p>ok</text:p>
          </table:table-cell>
          <table:table-cell office:value-type="float" office:value="36" table:style-name="ce1">
            <text:p>36</text:p>
          </table:table-cell>
          <table:table-cell office:value-type="string" office:string-value="ERR!" table:formula="of:=IF(IF(AND(ISERROR([.H21]);ISERROR([.K21]));ERROR.TYPE([.H21])=ERROR.TYPE([.K21]);IF(AND(NOT(ISERROR([.H21]));NOT(ISERROR([.K21])));AND(ISBLANK([.H21])=ISBLANK([.K21]);[.H21]=[.K21])));1;&quot;ERR!&quot;)" table:style-name="ce6">
            <text:p>ERR!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7">
            <text:p>=$8:$8</text:p>
          </table:table-cell>
          <table:table-cell office:value-type="float" office:value="2" table:formula="of:=[.$8:.$8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B22]);ISERROR([.C22]));ERROR.TYPE([.B22])=ERROR.TYPE([.C22]);IF(AND(NOT(ISERROR([.B22]));NOT(ISERROR([.C22])));AND(ISBLANK([.B22])=ISBLANK([.C22]);[.B22]=[.C22])));1;&quot;ERR!&quot;)" table:style-name="ce8">
            <text:p>ok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7">
            <text:p>=[EXTDATA12X.XLSX]Sheet5!$A$7</text:p>
          </table:table-cell>
          <table:table-cell office:value-type="float" office:value="5" table:formula="of:=['file:///D:/Cloud/Copy/Dokumente/qa/test/xlsx/Spreadsheet-Features/external/EXTDATA12X.XLSX'#Sheet5.$A$7]" table:style-name="ce7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H22]);ISERROR([.I22]));ERROR.TYPE([.H22])=ERROR.TYPE([.I22]);IF(AND(NOT(ISERROR([.H22]));NOT(ISERROR([.I22])));AND(ISBLANK([.H22])=ISBLANK([.I22]);[.H22]=[.I22])));1;&quot;ERR!&quot;)" table:style-name="ce6">
            <text:p>ok</text:p>
          </table:table-cell>
          <table:table-cell office:value-type="float" office:value="15" table:style-name="ce1">
            <text:p>15</text:p>
          </table:table-cell>
          <table:table-cell office:value-type="string" office:string-value="ERR!" table:formula="of:=IF(IF(AND(ISERROR([.H22]);ISERROR([.K22]));ERROR.TYPE([.H22])=ERROR.TYPE([.K22]);IF(AND(NOT(ISERROR([.H22]));NOT(ISERROR([.K22])));AND(ISBLANK([.H22])=ISBLANK([.K22]);[.H22]=[.K22])));1;&quot;ERR!&quot;)" table:style-name="ce6">
            <text:p>ERR!</text:p>
          </table:table-cell>
          <table:table-cell table:style-name="ce1"/>
          <table:table-cell office:value-type="string" table:style-name="ce7">
            <text:p>=Excel.Sheet.12|\PATH\EXTP12_2.XLSX!'!Sheet1!R7C1'</text:p>
          </table:table-cell>
          <table:table-cell office:value-type="float" office:value="0" table:style-name="ce7">
            <text:p>#BEZUG!</text:p>
          </table:table-cell>
          <table:table-cell table:style-name="ce7"/>
          <table:table-cell office:value-type="float" office:value="10" table:style-name="ce1">
            <text:p>10</text:p>
          </table:table-cell>
          <table:table-cell office:value-type="string" office:string-value="ERR!" table:formula="of:=IF(IF(AND(ISERROR([.O22]);ISERROR([.Q22]));ERROR.TYPE([.O22])=ERROR.TYPE([.Q22]);IF(AND(NOT(ISERROR([.O22]));NOT(ISERROR([.Q22])));AND(ISBLANK([.O22])=ISBLANK([.Q22]);[.O22]=[.Q22])));1;&quot;ERR!&quot;)" table:style-name="ce6">
            <text:p>ERR!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O22]);ISERROR([.S22]));ERROR.TYPE([.O22])=ERROR.TYPE([.S22]);IF(AND(NOT(ISERROR([.O22]));NOT(ISERROR([.S22])));AND(ISBLANK([.O22])=ISBLANK([.S22]);[.O22]=[.S22])));1;&quot;ERR!&quot;)" table:style-name="ce6">
            <text:p>ERR!</text:p>
          </table:table-cell>
          <table:table-cell table:number-columns-repeated="16364" table:style-name="ce1"/>
        </table:table-row>
        <table:table-row table:style-name="ro2">
          <table:table-cell table:number-columns-repeated="6" table:style-name="ce1"/>
          <table:table-cell office:value-type="string" table:style-name="ce7">
            <text:p>=extname1 -<text:s/><text:span text:style-name="T1">contains: =[EXTDATA12X.XLSX]Sheet1!$A$7</text:span></text:p>
          </table:table-cell>
          <table:table-cell office:value-type="float" office:value="10" table:formula="of:=$$extname1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23]);ISERROR([.I23]));ERROR.TYPE([.H23])=ERROR.TYPE([.I23]);IF(AND(NOT(ISERROR([.H23]));NOT(ISERROR([.I23])));AND(ISBLANK([.H23])=ISBLANK([.I23]);[.H23]=[.I23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23]);ISERROR([.K23]));ERROR.TYPE([.H23])=ERROR.TYPE([.K23]);IF(AND(NOT(ISERROR([.H23]));NOT(ISERROR([.K23])));AND(ISBLANK([.H23])=ISBLANK([.K23]);[.H23]=[.K23])));1;&quot;ERR!&quot;)" table:style-name="ce6">
            <text:p>ERR!</text:p>
          </table:table-cell>
          <table:table-cell table:style-name="ce1"/>
          <table:table-cell office:value-type="string" table:style-name="ce7">
            <text:p>=SUM(Excel.Sheet.12|\PATH\EXTP12_2.XLSX!'!Sheet1!R11C1:R11C6')</text:p>
          </table:table-cell>
          <table:table-cell office:value-type="float" office:value="0" table:style-name="ce7">
            <text:p>#BEZUG!</text:p>
          </table:table-cell>
          <table:table-cell table:style-name="ce7"/>
          <table:table-cell office:value-type="float" office:value="6" table:style-name="ce1">
            <text:p>6</text:p>
          </table:table-cell>
          <table:table-cell office:value-type="string" office:string-value="ERR!" table:formula="of:=IF(IF(AND(ISERROR([.O23]);ISERROR([.Q23]));ERROR.TYPE([.O23])=ERROR.TYPE([.Q23]);IF(AND(NOT(ISERROR([.O23]));NOT(ISERROR([.Q23])));AND(ISBLANK([.O23])=ISBLANK([.Q23]);[.O23]=[.Q23])));1;&quot;ERR!&quot;)" table:style-name="ce6">
            <text:p>ERR!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O23]);ISERROR([.S23]));ERROR.TYPE([.O23])=ERROR.TYPE([.S23]);IF(AND(NOT(ISERROR([.O23]));NOT(ISERROR([.S23])));AND(ISBLANK([.O23])=ISBLANK([.S23]);[.O23]=[.S23])));1;&quot;ERR!&quot;)" table:style-name="ce6">
            <text:p>ERR!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4">
            <text:p>1.2 - INTERNAL 3D REFERENCES TO THIS SHEET</text:p>
          </table:table-cell>
          <table:table-cell table:number-columns-repeated="4" table:style-name="ce4"/>
          <table:table-cell table:style-name="ce1"/>
          <table:table-cell office:value-type="string" table:style-name="ce7">
            <text:p>=SUM(extname2) -<text:s/><text:span text:style-name="T1">contains: =[EXTDATA12X.XLSX]Sheet1!$A$11:$F$11</text:span></text:p>
          </table:table-cell>
          <table:table-cell office:value-type="float" office:value="6" table:formula="of:=SUM($$extname2)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24]);ISERROR([.I24]));ERROR.TYPE([.H24])=ERROR.TYPE([.I24]);IF(AND(NOT(ISERROR([.H24]));NOT(ISERROR([.I24])));AND(ISBLANK([.H24])=ISBLANK([.I24]);[.H24]=[.I24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24]);ISERROR([.K24]));ERROR.TYPE([.H24])=ERROR.TYPE([.K24]);IF(AND(NOT(ISERROR([.H24]));NOT(ISERROR([.K24])));AND(ISBLANK([.H24])=ISBLANK([.K24]);[.H24]=[.K24])));1;&quot;ERR!&quot;)" table:style-name="ce6">
            <text:p>ERR!</text:p>
          </table:table-cell>
          <table:table-cell table:style-name="ce1"/>
          <table:table-cell office:value-type="string" table:style-name="ce12">
            <text:p>{=TRANSPOSE(Excel.Sheet.12|\PATH\EXTP12_2.XLSX!'!Sheet1!R7C1:R7C6')}</text:p>
          </table:table-cell>
          <table:table-cell office:value-type="float" office:value="0" table:number-matrix-columns-spanned="1" table:number-matrix-rows-spanned="6" table:style-name="ce9">
            <text:p>#BEZUG!</text:p>
          </table:table-cell>
          <table:table-cell table:style-name="ce12"/>
          <table:table-cell office:value-type="float" office:value="10" table:style-name="ce12">
            <text:p>10</text:p>
          </table:table-cell>
          <table:table-cell office:value-type="string" office:string-value="ERR!" table:formula="of:=IF(IF(AND(ISERROR([.O24]);ISERROR([.Q24]));ERROR.TYPE([.O24])=ERROR.TYPE([.Q24]);IF(AND(NOT(ISERROR([.O24]));NOT(ISERROR([.Q24])));AND(ISBLANK([.O24])=ISBLANK([.Q24]);[.O24]=[.Q24])));1;&quot;ERR!&quot;)" table:style-name="ce6">
            <text:p>ERR!</text:p>
          </table:table-cell>
          <table:table-cell office:value-type="string" table:style-name="ce12">
            <text:p>Text</text:p>
          </table:table-cell>
          <table:table-cell office:value-type="string" office:string-value="ERR!" table:formula="of:=IF(IF(AND(ISERROR([.O24]);ISERROR([.S24]));ERROR.TYPE([.O24])=ERROR.TYPE([.S24]);IF(AND(NOT(ISERROR([.O24]));NOT(ISERROR([.S24])));AND(ISBLANK([.O24])=ISBLANK([.S24]);[.O24]=[.S24])));1;&quot;ERR!&quot;)" table:style-name="ce6">
            <text:p>ERR!</text:p>
          </table:table-cell>
          <table:table-cell table:style-name="ce12"/>
          <table:table-cell table:number-columns-repeated="16363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style-name="ce1"/>
          <table:table-cell office:value-type="string" table:style-name="ce7">
            <text:p>=extname3 -<text:s/><text:span text:style-name="T1">contains: =SUM([EXTDATA12X.XLSX]Sheet1:Sheet3!$A$11)</text:span></text:p>
          </table:table-cell>
          <table:table-cell office:value-type="float" office:value="6" table:formula="of:=$$extname3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25]);ISERROR([.I25]));ERROR.TYPE([.H25])=ERROR.TYPE([.I25]);IF(AND(NOT(ISERROR([.H25]));NOT(ISERROR([.I25])));AND(ISBLANK([.H25])=ISBLANK([.I25]);[.H25]=[.I25])));1;&quot;ERR!&quot;)" table:style-name="ce6">
            <text:p>ok</text:p>
          </table:table-cell>
          <table:table-cell office:value-type="float" office:value="36" table:style-name="ce1">
            <text:p>36</text:p>
          </table:table-cell>
          <table:table-cell office:value-type="string" office:string-value="ERR!" table:formula="of:=IF(IF(AND(ISERROR([.H25]);ISERROR([.K25]));ERROR.TYPE([.H25])=ERROR.TYPE([.K25]);IF(AND(NOT(ISERROR([.H25]));NOT(ISERROR([.K25])));AND(ISBLANK([.H25])=ISBLANK([.K25]);[.H25]=[.K25])));1;&quot;ERR!&quot;)" table:style-name="ce6">
            <text:p>ERR!</text:p>
          </table:table-cell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string" table:style-name="ce12">
            <text:p>Text</text:p>
          </table:table-cell>
          <table:table-cell office:value-type="string" office:string-value="ERR!" table:formula="of:=IF(IF(AND(ISERROR([.O25]);ISERROR([.Q25]));ERROR.TYPE([.O25])=ERROR.TYPE([.Q25]);IF(AND(NOT(ISERROR([.O25]));NOT(ISERROR([.Q25])));AND(ISBLANK([.O25])=ISBLANK([.Q25]);[.O25]=[.Q25])));1;&quot;ERR!&quot;)" table:style-name="ce6">
            <text:p>ERR!</text:p>
          </table:table-cell>
          <table:table-cell office:value-type="float" office:value="10" table:style-name="ce12">
            <text:p>10</text:p>
          </table:table-cell>
          <table:table-cell office:value-type="string" office:string-value="ERR!" table:formula="of:=IF(IF(AND(ISERROR([.O25]);ISERROR([.S25]));ERROR.TYPE([.O25])=ERROR.TYPE([.S25]);IF(AND(NOT(ISERROR([.O25]));NOT(ISERROR([.S25])));AND(ISBLANK([.O25])=ISBLANK([.S25]);[.O25]=[.S25])));1;&quot;ERR!&quot;)" table:style-name="ce6">
            <text:p>ERR!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7">
            <text:p>=Sheet1!E26</text:p>
          </table:table-cell>
          <table:table-cell office:value-type="float" office:value="21" table:formula="of:=[Sheet1.E26]" table:style-name="ce7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F(IF(AND(ISERROR([.B26]);ISERROR([.C26]));ERROR.TYPE([.B26])=ERROR.TYPE([.C26]);IF(AND(NOT(ISERROR([.B26]));NOT(ISERROR([.C26])));AND(ISBLANK([.B26])=ISBLANK([.C26]);[.B26]=[.C26])));1;&quot;ERR!&quot;)" table:style-name="ce6">
            <text:p>ok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7">
            <text:p>=[EXTDATA12B.XLSB]Sheet1!$A$7</text:p>
          </table:table-cell>
          <table:table-cell office:value-type="float" office:value="10" table:formula="of:=['file:///D:/Cloud/Copy/Dokumente/qa/test/xlsx/Spreadsheet-Features/external/EXTDATA12B.XLSB'#Sheet1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26]);ISERROR([.I26]));ERROR.TYPE([.H26])=ERROR.TYPE([.I26]);IF(AND(NOT(ISERROR([.H26]));NOT(ISERROR([.I26])));AND(ISBLANK([.H26])=ISBLANK([.I26]);[.H26]=[.I26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26]);ISERROR([.K26]));ERROR.TYPE([.H26])=ERROR.TYPE([.K26]);IF(AND(NOT(ISERROR([.H26]));NOT(ISERROR([.K26])));AND(ISBLANK([.H26])=ISBLANK([.K26]);[.H26]=[.K26])));1;&quot;ERR!&quot;)" table:style-name="ce6">
            <text:p>ERR!</text:p>
          </table:table-cell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boolean" office:boolean-value="true" table:style-name="ce12">
            <text:p>WAHR</text:p>
          </table:table-cell>
          <table:table-cell office:value-type="string" office:string-value="ERR!" table:formula="of:=IF(IF(AND(ISERROR([.O26]);ISERROR([.Q26]));ERROR.TYPE([.O26])=ERROR.TYPE([.Q26]);IF(AND(NOT(ISERROR([.O26]));NOT(ISERROR([.Q26])));AND(ISBLANK([.O26])=ISBLANK([.Q26]);[.O26]=[.Q26])));1;&quot;ERR!&quot;)" table:style-name="ce6">
            <text:p>ERR!</text:p>
          </table:table-cell>
          <table:table-cell office:value-type="float" office:value="0" table:formula="of:=#DIV/0!" table:style-name="ce12">
            <text:p>#DIV/0!</text:p>
          </table:table-cell>
          <table:table-cell office:value-type="string" office:string-value="ERR!" table:formula="of:=IF(IF(AND(ISERROR([.O26]);ISERROR([.S26]));ERROR.TYPE([.O26])=ERROR.TYPE([.S26]);IF(AND(NOT(ISERROR([.O26]));NOT(ISERROR([.S26])));AND(ISBLANK([.O26])=ISBLANK([.S26]);[.O26]=[.S26])));1;&quot;ERR!&quot;)" table:style-name="ce6">
            <text:p>ERR!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7">
            <text:p>=Sheet1!$E$27</text:p>
          </table:table-cell>
          <table:table-cell office:value-type="float" office:value="22" table:formula="of:=[Sheet1.$E$27]" table:style-name="ce7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F(IF(AND(ISERROR([.B27]);ISERROR([.C27]));ERROR.TYPE([.B27])=ERROR.TYPE([.C27]);IF(AND(NOT(ISERROR([.B27]));NOT(ISERROR([.C27])));AND(ISBLANK([.B27])=ISBLANK([.C27]);[.B27]=[.C27])));1;&quot;ERR!&quot;)" table:style-name="ce6">
            <text:p>ok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7">
            <text:p>=SUM([EXTDATA12B.XLSB]Sheet1!$A$11:$F$11)</text:p>
          </table:table-cell>
          <table:table-cell office:value-type="float" office:value="6" table:formula="of:=SUM(['file:///D:/Cloud/Copy/Dokumente/qa/test/xlsx/Spreadsheet-Features/external/EXTDATA12B.XLSB'#Sheet1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27]);ISERROR([.I27]));ERROR.TYPE([.H27])=ERROR.TYPE([.I27]);IF(AND(NOT(ISERROR([.H27]));NOT(ISERROR([.I27])));AND(ISBLANK([.H27])=ISBLANK([.I27]);[.H27]=[.I27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27]);ISERROR([.K27]));ERROR.TYPE([.H27])=ERROR.TYPE([.K27]);IF(AND(NOT(ISERROR([.H27]));NOT(ISERROR([.K27])));AND(ISBLANK([.H27])=ISBLANK([.K27]);[.H27]=[.K27])));1;&quot;ERR!&quot;)" table:style-name="ce6">
            <text:p>ERR!</text:p>
          </table:table-cell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float" office:value="0" table:formula="of:=#VALUE!" table:style-name="ce12">
            <text:p>#WERT!</text:p>
          </table:table-cell>
          <table:table-cell office:value-type="string" office:string-value="ERR!" table:formula="of:=IF(IF(AND(ISERROR([.O27]);ISERROR([.Q27]));ERROR.TYPE([.O27])=ERROR.TYPE([.Q27]);IF(AND(NOT(ISERROR([.O27]));NOT(ISERROR([.Q27])));AND(ISBLANK([.O27])=ISBLANK([.Q27]);[.O27]=[.Q27])));1;&quot;ERR!&quot;)" table:style-name="ce6">
            <text:p>ERR!</text:p>
          </table:table-cell>
          <table:table-cell office:value-type="boolean" office:boolean-value="false" table:style-name="ce12">
            <text:p>FALSCH</text:p>
          </table:table-cell>
          <table:table-cell office:value-type="string" office:string-value="ERR!" table:formula="of:=IF(IF(AND(ISERROR([.O27]);ISERROR([.S27]));ERROR.TYPE([.O27])=ERROR.TYPE([.S27]);IF(AND(NOT(ISERROR([.O27]));NOT(ISERROR([.S27])));AND(ISBLANK([.O27])=ISBLANK([.S27]);[.O27]=[.S27])));1;&quot;ERR!&quot;)" table:style-name="ce6">
            <text:p>ERR!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7">
            <text:p>{=Sheet1!$E$28}</text:p>
          </table:table-cell>
          <table:table-cell office:value-type="float" office:value="23" table:formula="of:=[Sheet1.$E$28]" table:number-matrix-columns-spanned="1" table:number-matrix-rows-spanned="1" table:style-name="ce7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B28]);ISERROR([.C28]));ERROR.TYPE([.B28])=ERROR.TYPE([.C28]);IF(AND(NOT(ISERROR([.B28]));NOT(ISERROR([.C28])));AND(ISBLANK([.B28])=ISBLANK([.C28]);[.B28]=[.C28])));1;&quot;ERR!&quot;)" table:style-name="ce6">
            <text:p>ok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7">
            <text:p>=SUM([EXTDATA12B.XLSB]Sheet1:Sheet3!$A$11)</text:p>
          </table:table-cell>
          <table:table-cell office:value-type="float" office:value="6" table:formula="of:=SUM(['file:///D:/Cloud/Copy/Dokumente/qa/test/xlsx/Spreadsheet-Features/external/EXTDATA12B.XLSB'#Sheet1.$A$11:Sheet3.$A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28]);ISERROR([.I28]));ERROR.TYPE([.H28])=ERROR.TYPE([.I28]);IF(AND(NOT(ISERROR([.H28]));NOT(ISERROR([.I28])));AND(ISBLANK([.H28])=ISBLANK([.I28]);[.H28]=[.I28])));1;&quot;ERR!&quot;)" table:style-name="ce6">
            <text:p>ok</text:p>
          </table:table-cell>
          <table:table-cell office:value-type="float" office:value="36" table:style-name="ce1">
            <text:p>36</text:p>
          </table:table-cell>
          <table:table-cell office:value-type="string" office:string-value="ERR!" table:formula="of:=IF(IF(AND(ISERROR([.H28]);ISERROR([.K28]));ERROR.TYPE([.H28])=ERROR.TYPE([.K28]);IF(AND(NOT(ISERROR([.H28]));NOT(ISERROR([.K28])));AND(ISBLANK([.H28])=ISBLANK([.K28]);[.H28]=[.K28])));1;&quot;ERR!&quot;)" table:style-name="ce6">
            <text:p>ERR!</text:p>
          </table:table-cell>
          <table:table-cell table:number-columns-repeated="2" table:style-name="ce1"/>
          <table:table-cell office:value-type="float" office:value="0" table:style-name="ce10">
            <text:p>#BEZUG!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office:string-value="ERR!" table:formula="of:=IF(IF(AND(ISERROR([.O28]);ISERROR([.Q28]));ERROR.TYPE([.O28])=ERROR.TYPE([.Q28]);IF(AND(NOT(ISERROR([.O28]));NOT(ISERROR([.Q28])));AND(ISBLANK([.O28])=ISBLANK([.Q28]);[.O28]=[.Q28])));1;&quot;ERR!&quot;)" table:style-name="ce6">
            <text:p>ERR!</text:p>
          </table:table-cell>
          <table:table-cell office:value-type="string" office:string-value="" table:formula="of:=&quot;&quot;" table:style-name="ce12"/>
          <table:table-cell office:value-type="string" office:string-value="ERR!" table:formula="of:=IF(IF(AND(ISERROR([.O28]);ISERROR([.S28]));ERROR.TYPE([.O28])=ERROR.TYPE([.S28]);IF(AND(NOT(ISERROR([.O28]));NOT(ISERROR([.S28])));AND(ISBLANK([.O28])=ISBLANK([.S28]);[.O28]=[.S28])));1;&quot;ERR!&quot;)" table:style-name="ce6">
            <text:p>ERR!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7">
            <text:p>=Sheet1!E29:E31</text:p>
          </table:table-cell>
          <table:table-cell office:value-type="float" office:value="24" table:formula="of:=[Sheet1.E29:.E31]" table:style-name="ce7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IF(IF(AND(ISERROR([.B29]);ISERROR([.C29]));ERROR.TYPE([.B29])=ERROR.TYPE([.C29]);IF(AND(NOT(ISERROR([.B29]));NOT(ISERROR([.C29])));AND(ISBLANK([.B29])=ISBLANK([.C29]);[.B29]=[.C29])));1;&quot;ERR!&quot;)" table:style-name="ce6">
            <text:p>ok</text:p>
          </table:table-cell>
          <table:table-cell office:value-type="float" office:value="24" table:style-name="ce1">
            <text:p>24</text:p>
          </table:table-cell>
          <table:table-cell table:number-columns-repeated="9" table:style-name="ce1"/>
          <table:table-cell office:value-type="float" office:value="0" table:style-name="ce11">
            <text:p>#BEZUG!</text:p>
          </table:table-cell>
          <table:table-cell table:style-name="ce1"/>
          <table:table-cell office:value-type="string" office:string-value="" table:formula="of:=&quot;&quot;" table:style-name="ce12"/>
          <table:table-cell office:value-type="string" office:string-value="ERR!" table:formula="of:=IF(IF(AND(ISERROR([.O29]);ISERROR([.Q29]));ERROR.TYPE([.O29])=ERROR.TYPE([.Q29]);IF(AND(NOT(ISERROR([.O29]));NOT(ISERROR([.Q29])));AND(ISBLANK([.O29])=ISBLANK([.Q29]);[.O29]=[.Q29])));1;&quot;ERR!&quot;)" table:style-name="ce6">
            <text:p>ERR!</text:p>
          </table:table-cell>
          <table:table-cell office:value-type="float" office:value="0" table:style-name="ce12">
            <text:p>0</text:p>
          </table:table-cell>
          <table:table-cell office:value-type="string" office:string-value="ERR!" table:formula="of:=IF(IF(AND(ISERROR([.O29]);ISERROR([.S29]));ERROR.TYPE([.O29])=ERROR.TYPE([.S29]);IF(AND(NOT(ISERROR([.O29]));NOT(ISERROR([.S29])));AND(ISBLANK([.O29])=ISBLANK([.S29]);[.O29]=[.S29])));1;&quot;ERR!&quot;)" table:style-name="ce6">
            <text:p>ERR!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7">
            <text:p>=Sheet1!$E$29:$E$31</text:p>
          </table:table-cell>
          <table:table-cell office:value-type="float" office:value="25" table:formula="of:=[Sheet1.$E$29:.$E$31]" table:style-name="ce7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" table:formula="of:=IF(IF(AND(ISERROR([.B30]);ISERROR([.C30]));ERROR.TYPE([.B30])=ERROR.TYPE([.C30]);IF(AND(NOT(ISERROR([.B30]));NOT(ISERROR([.C30])));AND(ISBLANK([.B30])=ISBLANK([.C30]);[.B30]=[.C30])));1;&quot;ERR!&quot;)" table:style-name="ce6">
            <text:p>ok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4">
            <text:p>2.3 - EXTERNAL NAMES</text:p>
          </table:table-cell>
          <table:table-cell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number-columns-repeated="16372" table:style-name="ce1"/>
        </table:table-row>
        <table:table-row table:style-name="ro4">
          <table:table-cell office:value-type="string" table:style-name="ce1">
            <text:p>{=Sheet1!$E$29:$E$31}</text:p>
          </table:table-cell>
          <table:table-cell office:value-type="float" office:value="24" table:formula="of:=[Sheet1.$E$29:.$E$31]" table:number-matrix-columns-spanned="1" table:number-matrix-rows-spanned="1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IF(IF(AND(ISERROR([.B31]);ISERROR([.C31]));ERROR.TYPE([.B31])=ERROR.TYPE([.C31]);IF(AND(NOT(ISERROR([.B31]));NOT(ISERROR([.C31])));AND(ISBLANK([.B31])=ISBLANK([.C31]);[.B31]=[.C31])));1;&quot;ERR!&quot;)" table:style-name="ce6">
            <text:p>ok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4">
            <text:p>3.4 - OLE PICTURE LINK</text:p>
          </table:table-cell>
          <table:table-cell table:number-columns-repeated="2"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number-columns-repeated="16364" table:style-name="ce1"/>
        </table:table-row>
        <table:table-row table:style-name="ro2">
          <table:table-cell office:value-type="string" table:style-name="ce7">
            <text:p>=Sheet1!E:E</text:p>
          </table:table-cell>
          <table:table-cell office:value-type="float" office:value="27" table:formula="of:=[Sheet1.E:.E]" table:style-name="ce7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" table:formula="of:=IF(IF(AND(ISERROR([.B32]);ISERROR([.C32]));ERROR.TYPE([.B32])=ERROR.TYPE([.C32]);IF(AND(NOT(ISERROR([.B32]));NOT(ISERROR([.C32])));AND(ISBLANK([.B32])=ISBLANK([.C32]);[.B32]=[.C32])));1;&quot;ERR!&quot;)" table:style-name="ce6">
            <text:p>ok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7">
            <text:p>=EXTDATA12X.XLSX!name</text:p>
          </table:table-cell>
          <table:table-cell office:value-type="float" office:value="10" table:formula="of:='file:///D:/Cloud/Copy/Dokumente/qa/test/xlsx/Spreadsheet-Features/external/EXTDATA12X.XLSX'#$$name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32]);ISERROR([.I32]));ERROR.TYPE([.H32])=ERROR.TYPE([.I32]);IF(AND(NOT(ISERROR([.H32]));NOT(ISERROR([.I32])));AND(ISBLANK([.H32])=ISBLANK([.I32]);[.H32]=[.I32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32]);ISERROR([.K32]));ERROR.TYPE([.H32])=ERROR.TYPE([.K32]);IF(AND(NOT(ISERROR([.H32]));NOT(ISERROR([.K32])));AND(ISBLANK([.H32])=ISBLANK([.K32]);[.H32]=[.K32])));1;&quot;ERR!&quot;)" table:style-name="ce6">
            <text:p>ERR!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table:style-name="ce5"/>
          <table:table-cell office:value-type="string" table:style-name="ce5">
            <text:p>Must</text:p>
          </table:table-cell>
          <table:table-cell table:style-name="ce5"/>
          <table:table-cell table:number-columns-repeated="16364" table:style-name="ce1"/>
        </table:table-row>
        <table:table-row table:style-name="ro2">
          <table:table-cell office:value-type="string" table:style-name="ce7">
            <text:p>=Sheet1!$E:$E</text:p>
          </table:table-cell>
          <table:table-cell office:value-type="float" office:value="28" table:formula="of:=[Sheet1.$E:.$E]" table:style-name="ce7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" table:formula="of:=IF(IF(AND(ISERROR([.B33]);ISERROR([.C33]));ERROR.TYPE([.B33])=ERROR.TYPE([.C33]);IF(AND(NOT(ISERROR([.B33]));NOT(ISERROR([.C33])));AND(ISBLANK([.B33])=ISBLANK([.C33]);[.B33]=[.C33])));1;&quot;ERR!&quot;)" table:style-name="ce6">
            <text:p>ok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7">
            <text:p>=[EXTDATA12X.XLSX]Sheet1!name</text:p>
          </table:table-cell>
          <table:table-cell office:value-type="float" office:value="2" table:formula="of:='file:///D:/Cloud/Copy/Dokumente/qa/test/xlsx/Spreadsheet-Features/external/EXTDATA12X.XLSX'#'Sheet1'.$$name" table:style-name="ce7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H33]);ISERROR([.I33]));ERROR.TYPE([.H33])=ERROR.TYPE([.I33]);IF(AND(NOT(ISERROR([.H33]));NOT(ISERROR([.I33])));AND(ISBLANK([.H33])=ISBLANK([.I33]);[.H33]=[.I33])));1;&quot;ERR!&quot;)" table:style-name="ce6">
            <text:p>ok</text:p>
          </table:table-cell>
          <table:table-cell office:value-type="float" office:value="12" table:style-name="ce1">
            <text:p>12</text:p>
          </table:table-cell>
          <table:table-cell office:value-type="string" office:string-value="ERR!" table:formula="of:=IF(IF(AND(ISERROR([.H33]);ISERROR([.K33]));ERROR.TYPE([.H33])=ERROR.TYPE([.K33]);IF(AND(NOT(ISERROR([.H33]));NOT(ISERROR([.K33])));AND(ISBLANK([.H33])=ISBLANK([.K33]);[.H33]=[.K33])));1;&quot;ERR!&quot;)" table:style-name="ce6">
            <text:p>ERR!</text:p>
          </table:table-cell>
          <table:table-cell table:style-name="ce1"/>
          <table:table-cell office:value-type="string" table:style-name="ce7">
            <text:p>=Excel.Sheet.12|\PATH\EXTP12_2.XLSX!'!Sheet1!R7C2'</text:p>
          </table:table-cell>
          <table:table-cell table:style-name="ce1">
            <draw:frame draw:z-index="1" draw:id="id0" draw:style-name="a0" draw:name="Object 1" svg:x="0.02083in" svg:y="0.02083in" svg:width="0.64583in" svg:height="0.21875in" style:rel-width="scale" style:rel-height="scale">
              <draw:object-ole draw:class-id="00020830-0000-0000-C000-000000000046" xlink:href="/path/EXTP12_2.XLSX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5" draw:id="id3" draw:style-name="a3" draw:name="Picture 15" svg:x="0.02083in" svg:y="0.02083in" svg:width="0.64583in" svg:height="0.218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7" draw:id="id5" draw:style-name="a5" draw:name="Picture 17" svg:x="0.02083in" svg:y="0.02083in" svg:width="0.64583in" svg:height="0.2187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65" table:style-name="ce1"/>
        </table:table-row>
        <table:table-row table:style-name="ro2">
          <table:table-cell office:value-type="string" table:style-name="ce7">
            <text:p>=Sheet1!26:26</text:p>
          </table:table-cell>
          <table:table-cell office:value-type="float" office:value="21" table:formula="of:=[Sheet1.26:.26]" table:style-name="ce7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F(IF(AND(ISERROR([.B34]);ISERROR([.C34]));ERROR.TYPE([.B34])=ERROR.TYPE([.C34]);IF(AND(NOT(ISERROR([.B34]));NOT(ISERROR([.C34])));AND(ISBLANK([.B34])=ISBLANK([.C34]);[.B34]=[.C34])));1;&quot;ERR!&quot;)" table:style-name="ce6">
            <text:p>ok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7">
            <text:p>=[EXTDATA12X.XLSX]Sheet2!name</text:p>
          </table:table-cell>
          <table:table-cell office:value-type="float" office:value="1" table:formula="of:='file:///D:/Cloud/Copy/Dokumente/qa/test/xlsx/Spreadsheet-Features/external/EXTDATA12X.XLSX'#'Sheet2'.$$name" table:style-name="ce7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H34]);ISERROR([.I34]));ERROR.TYPE([.H34])=ERROR.TYPE([.I34]);IF(AND(NOT(ISERROR([.H34]));NOT(ISERROR([.I34])));AND(ISBLANK([.H34])=ISBLANK([.I34]);[.H34]=[.I34])));1;&quot;ERR!&quot;)" table:style-name="ce6">
            <text:p>ok</text:p>
          </table:table-cell>
          <table:table-cell office:value-type="float" office:value="11" table:style-name="ce1">
            <text:p>11</text:p>
          </table:table-cell>
          <table:table-cell office:value-type="string" office:string-value="ERR!" table:formula="of:=IF(IF(AND(ISERROR([.H34]);ISERROR([.K34]));ERROR.TYPE([.H34])=ERROR.TYPE([.K34]);IF(AND(NOT(ISERROR([.H34]));NOT(ISERROR([.K34])));AND(ISBLANK([.H34])=ISBLANK([.K34]);[.H34]=[.K34])));1;&quot;ERR!&quot;)" table:style-name="ce6">
            <text:p>ERR!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7">
            <text:p>=Sheet1!$27:$27</text:p>
          </table:table-cell>
          <table:table-cell office:value-type="float" office:value="22" table:formula="of:=[Sheet1.$27:.$27]" table:style-name="ce7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F(IF(AND(ISERROR([.B35]);ISERROR([.C35]));ERROR.TYPE([.B35])=ERROR.TYPE([.C35]);IF(AND(NOT(ISERROR([.B35]));NOT(ISERROR([.C35])));AND(ISBLANK([.B35])=ISBLANK([.C35]);[.B35]=[.C35])));1;&quot;ERR!&quot;)" table:style-name="ce6">
            <text:p>ok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7">
            <text:p>=SUM([EXTDATA12X.XLSX]Sheet1!Print_Area)</text:p>
          </table:table-cell>
          <table:table-cell office:value-type="float" office:value="4" table:formula="of:=SUM('file:///D:/Cloud/Copy/Dokumente/qa/test/xlsx/Spreadsheet-Features/external/EXTDATA12X.XLSX'#'Sheet1'.$$Print_Area)" table:style-name="ce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H35]);ISERROR([.I35]));ERROR.TYPE([.H35])=ERROR.TYPE([.I35]);IF(AND(NOT(ISERROR([.H35]));NOT(ISERROR([.I35])));AND(ISBLANK([.H35])=ISBLANK([.I35]);[.H35]=[.I35])));1;&quot;ERR!&quot;)" table:style-name="ce6">
            <text:p>ok</text:p>
          </table:table-cell>
          <table:table-cell office:value-type="float" office:value="24" table:style-name="ce1">
            <text:p>24</text:p>
          </table:table-cell>
          <table:table-cell office:value-type="string" office:string-value="ERR!" table:formula="of:=IF(IF(AND(ISERROR([.H35]);ISERROR([.K35]));ERROR.TYPE([.H35])=ERROR.TYPE([.K35]);IF(AND(NOT(ISERROR([.H35]));NOT(ISERROR([.K35])));AND(ISBLANK([.H35])=ISBLANK([.K35]);[.H35]=[.K35])));1;&quot;ERR!&quot;)" table:style-name="ce6">
            <text:p>ERR!</text:p>
          </table:table-cell>
          <table:table-cell table:style-name="ce1"/>
          <table:table-cell office:value-type="string" table:style-name="ce4">
            <text:p>3.5 - OLE ICONIFIED PICTURE LINK</text:p>
          </table:table-cell>
          <table:table-cell table:number-columns-repeated="6" table:style-name="ce4"/>
          <table:table-cell table:number-columns-repeated="16364"/>
        </table:table-row>
        <table:table-row table:style-name="ro2">
          <table:table-cell office:value-type="string" table:style-name="ce7">
            <text:p>=name1<text:s/><text:span text:style-name="T1">- contains: =Sheet1!$E$36</text:span></text:p>
          </table:table-cell>
          <table:table-cell office:value-type="float" office:value="31" table:formula="of:=$$name1" table:style-name="ce7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" table:formula="of:=IF(IF(AND(ISERROR([.B36]);ISERROR([.C36]));ERROR.TYPE([.B36])=ERROR.TYPE([.C36]);IF(AND(NOT(ISERROR([.B36]));NOT(ISERROR([.C36])));AND(ISBLANK([.B36])=ISBLANK([.C36]);[.B36]=[.C36])));1;&quot;ERR!&quot;)" table:style-name="ce6">
            <text:p>ok</text:p>
          </table:table-cell>
          <table:table-cell office:value-type="float" office:value="31" table:style-name="ce1">
            <text:p>31</text:p>
          </table:table-cell>
          <table:table-cell table:number-columns-repeated="8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table:number-columns-repeated="16364"/>
        </table:table-row>
        <table:table-row table:style-name="ro4">
          <table:table-cell table:number-columns-repeated="6" table:style-name="ce1"/>
          <table:table-cell office:value-type="string" table:style-name="ce4">
            <text:p>2.4 - ABSOLUTE AND RELATIVE PATHS</text:p>
          </table:table-cell>
          <table:table-cell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style-name="ce1"/>
          <table:table-cell office:value-type="string" table:style-name="ce7">
            <text:p>=Excel.Sheet.12|\PATH\EXTP12_2.XLSX!'!Sheet1!R7C3'</text:p>
          </table:table-cell>
          <table:table-cell table:style-name="ce1">
            <draw:frame draw:z-index="2" draw:id="id1" draw:style-name="a1" draw:name="Object 2" svg:x="0.02083in" svg:y="0.02083in" svg:width="1in" svg:height="0.75in" style:rel-width="scale" style:rel-height="scale">
              <draw:object-ole draw:class-id="00020830-0000-0000-C000-000000000046" xlink:href="/path/EXTP12_2.XLSX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4">
          <table:table-cell office:value-type="string" table:style-name="ce4">
            <text:p>1.3 - INTERNAL 3D REFERENCES TO OTHER SHEETS</text:p>
          </table:table-cell>
          <table:table-cell table:number-columns-repeated="4" table:style-name="ce4"/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style-name="ce1"/>
          <table:table-cell office:value-type="string" table:style-name="ce7">
            <text:p>='PATH\[EXTP12_1.XLSX]Sheet1'!$A$7</text:p>
          </table:table-cell>
          <table:table-cell office:value-type="float" office:value="10" table:formula="of:=['file:///D:/Cloud/Copy/Dokumente/qa/test/xlsx/Spreadsheet-Features/external/PATH/EXTP12_1.XLSX'#Sheet1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39]);ISERROR([.I39]));ERROR.TYPE([.H39])=ERROR.TYPE([.I39]);IF(AND(NOT(ISERROR([.H39]));NOT(ISERROR([.I39])));AND(ISBLANK([.H39])=ISBLANK([.I39]);[.H39]=[.I39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39]);ISERROR([.K39]));ERROR.TYPE([.H39])=ERROR.TYPE([.K39]);IF(AND(NOT(ISERROR([.H39]));NOT(ISERROR([.K39])));AND(ISBLANK([.H39])=ISBLANK([.K39]);[.H39]=[.K39])));1;&quot;ERR!&quot;)" table:style-name="ce6">
            <text:p>ERR!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=Sheet2!E40</text:p>
          </table:table-cell>
          <table:table-cell office:value-type="float" office:value="31" table:formula="of:=[Sheet2.E40]" table:style-name="ce7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" table:formula="of:=IF(IF(AND(ISERROR([.B40]);ISERROR([.C40]));ERROR.TYPE([.B40])=ERROR.TYPE([.C40]);IF(AND(NOT(ISERROR([.B40]));NOT(ISERROR([.C40])));AND(ISBLANK([.B40])=ISBLANK([.C40]);[.B40]=[.C40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'\PATH\[EXTP12_2.XLSX]Sheet1'!$B$7</text:p>
          </table:table-cell>
          <table:table-cell office:value-type="string" office:string-value="Text" table:formula="of:=['file:///D:/PATH/EXTP12_2.XLSX'#Sheet1.$B$7]" table:style-name="ce7">
            <text:p>Text</text:p>
          </table:table-cell>
          <table:table-cell office:value-type="string" table:style-name="ce1">
            <text:p>Text</text:p>
          </table:table-cell>
          <table:table-cell office:value-type="float" office:value="1" table:formula="of:=IF(IF(AND(ISERROR([.H40]);ISERROR([.I40]));ERROR.TYPE([.H40])=ERROR.TYPE([.I40]);IF(AND(NOT(ISERROR([.H40]));NOT(ISERROR([.I40])));AND(ISBLANK([.H40])=ISBLANK([.I40]);[.H40]=[.I40])));1;&quot;ERR!&quot;)" table:style-name="ce6">
            <text:p>ok</text:p>
          </table:table-cell>
          <table:table-cell office:value-type="float" office:value="10" table:style-name="ce1">
            <text:p>10</text:p>
          </table:table-cell>
          <table:table-cell office:value-type="string" office:string-value="ERR!" table:formula="of:=IF(IF(AND(ISERROR([.H40]);ISERROR([.K40]));ERROR.TYPE([.H40])=ERROR.TYPE([.K40]);IF(AND(NOT(ISERROR([.H40]));NOT(ISERROR([.K40])));AND(ISBLANK([.H40])=ISBLANK([.K40]);[.H40]=[.K40])));1;&quot;ERR!&quot;)" table:style-name="ce6">
            <text:p>ERR!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=Sheet2!$E$41</text:p>
          </table:table-cell>
          <table:table-cell office:value-type="float" office:value="32" table:formula="of:=[Sheet2.$E$41]" table:style-name="ce7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" table:formula="of:=IF(IF(AND(ISERROR([.B41]);ISERROR([.C41]));ERROR.TYPE([.B41])=ERROR.TYPE([.C41]);IF(AND(NOT(ISERROR([.B41]));NOT(ISERROR([.C41])));AND(ISBLANK([.B41])=ISBLANK([.C41]);[.B41]=[.C41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'X:\PATH\[EXTP12_3.XLSX]Sheet1'!$C$7</text:p>
          </table:table-cell>
          <table:table-cell office:value-type="boolean" office:boolean-value="true" table:formula="of:=['file:///X:/PATH/EXTP12_3.XLSX'#Sheet1.$C$7]" table:style-name="ce7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H41]);ISERROR([.I41]));ERROR.TYPE([.H41])=ERROR.TYPE([.I41]);IF(AND(NOT(ISERROR([.H41]));NOT(ISERROR([.I41])));AND(ISBLANK([.H41])=ISBLANK([.I41]);[.H41]=[.I41])));1;&quot;ERR!&quot;)" table:style-name="ce6">
            <text:p>ok</text:p>
          </table:table-cell>
          <table:table-cell office:value-type="float" office:value="0" table:formula="of:=#DIV/0!" table:style-name="ce1">
            <text:p>#DIV/0!</text:p>
          </table:table-cell>
          <table:table-cell office:value-type="string" office:string-value="ERR!" table:formula="of:=IF(IF(AND(ISERROR([.H41]);ISERROR([.K41]));ERROR.TYPE([.H41])=ERROR.TYPE([.K41]);IF(AND(NOT(ISERROR([.H41]));NOT(ISERROR([.K41])));AND(ISBLANK([.H41])=ISBLANK([.K41]);[.H41]=[.K41])));1;&quot;ERR!&quot;)" table:style-name="ce6">
            <text:p>ERR!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{=Sheet2!$E$42}</text:p>
          </table:table-cell>
          <table:table-cell office:value-type="float" office:value="33" table:formula="of:=[Sheet2.$E$42]" table:style-name="ce7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" table:formula="of:=IF(IF(AND(ISERROR([.B42]);ISERROR([.C42]));ERROR.TYPE([.B42])=ERROR.TYPE([.C42]);IF(AND(NOT(ISERROR([.B42]));NOT(ISERROR([.C42])));AND(ISBLANK([.B42])=ISBLANK([.C42]);[.B42]=[.C42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'\\127.0.0.1\PATH\[EXTP12_4.XLSX]Sheet1'!$D$7</text:p>
          </table:table-cell>
          <table:table-cell office:value-type="float" office:value="0" table:formula="of:=['file://127.0.0.1/PATH/EXTP12_4.XLSX'#Sheet1.$D$7]" table:style-name="ce7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H42]);ISERROR([.I42]));ERROR.TYPE([.H42])=ERROR.TYPE([.I42]);IF(AND(NOT(ISERROR([.H42]));NOT(ISERROR([.I42])));AND(ISBLANK([.H42])=ISBLANK([.I42]);[.H42]=[.I42])));1;&quot;ERR!&quot;)" table:style-name="ce6">
            <text:p>ok</text:p>
          </table:table-cell>
          <table:table-cell office:value-type="boolean" office:boolean-value="false" table:style-name="ce1">
            <text:p>FALSCH</text:p>
          </table:table-cell>
          <table:table-cell office:value-type="string" office:string-value="ERR!" table:formula="of:=IF(IF(AND(ISERROR([.H42]);ISERROR([.K42]));ERROR.TYPE([.H42])=ERROR.TYPE([.K42]);IF(AND(NOT(ISERROR([.H42]));NOT(ISERROR([.K42])));AND(ISBLANK([.H42])=ISBLANK([.K42]);[.H42]=[.K42])));1;&quot;ERR!&quot;)" table:style-name="ce6">
            <text:p>ERR!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=Sheet2!E43:E45</text:p>
          </table:table-cell>
          <table:table-cell office:value-type="float" office:value="34" table:formula="of:=[Sheet2.E43:.E45]" table:style-name="ce7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" table:formula="of:=IF(IF(AND(ISERROR([.B43]);ISERROR([.C43]));ERROR.TYPE([.B43])=ERROR.TYPE([.C43]);IF(AND(NOT(ISERROR([.B43]));NOT(ISERROR([.C43])));AND(ISBLANK([.B43])=ISBLANK([.C43]);[.B43]=[.C43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extname4<text:s/><text:span text:style-name="T1">- contains: ='\\127.0.0.1\PATH\[EXTP12_4.XLSX]Sheet1'!$E$7</text:span></text:p>
          </table:table-cell>
          <table:table-cell office:value-type="float" office:value="0" table:formula="of:=$$extname4" table:style-name="ce7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H43]);ISERROR([.I43]));ERROR.TYPE([.H43])=ERROR.TYPE([.I43]);IF(AND(NOT(ISERROR([.H43]));NOT(ISERROR([.I43])));AND(ISBLANK([.H43])=ISBLANK([.I43]);[.H43]=[.I43])));1;&quot;ERR!&quot;)" table:style-name="ce6">
            <text:p>ok</text:p>
          </table:table-cell>
          <table:table-cell office:value-type="string" office:string-value="" table:formula="of:=&quot;&quot;" table:style-name="ce1"/>
          <table:table-cell office:value-type="string" office:string-value="ERR!" table:formula="of:=IF(IF(AND(ISERROR([.H43]);ISERROR([.K43]));ERROR.TYPE([.H43])=ERROR.TYPE([.K43]);IF(AND(NOT(ISERROR([.H43]));NOT(ISERROR([.K43])));AND(ISBLANK([.H43])=ISBLANK([.K43]);[.H43]=[.K43])));1;&quot;ERR!&quot;)" table:style-name="ce6">
            <text:p>ERR!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=Sheet2!$E$43:$E$45</text:p>
          </table:table-cell>
          <table:table-cell office:value-type="float" office:value="35" table:formula="of:=[Sheet2.$E$43:.$E$45]" table:style-name="ce7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IF(IF(AND(ISERROR([.B44]);ISERROR([.C44]));ERROR.TYPE([.B44])=ERROR.TYPE([.C44]);IF(AND(NOT(ISERROR([.B44]));NOT(ISERROR([.C44])));AND(ISBLANK([.B44])=ISBLANK([.C44]);[.B44]=[.C44])));1;&quot;ERR!&quot;)" table:style-name="ce6">
            <text:p>o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{=Sheet2!$E$43:$E$45}</text:p>
          </table:table-cell>
          <table:table-cell office:value-type="float" office:value="34" table:formula="of:=[Sheet2.$E$43:.$E$45]" table:number-matrix-columns-spanned="1" table:number-matrix-rows-spanned="1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" table:formula="of:=IF(IF(AND(ISERROR([.B45]);ISERROR([.C45]));ERROR.TYPE([.B45])=ERROR.TYPE([.C45]);IF(AND(NOT(ISERROR([.B45]));NOT(ISERROR([.C45])));AND(ISBLANK([.B45])=ISBLANK([.C45]);[.B45]=[.C45])));1;&quot;ERR!&quot;)" table:style-name="ce6">
            <text:p>ok</text:p>
          </table:table-cell>
          <table:table-cell table:number-columns-repeated="2" table:style-name="ce1"/>
          <table:table-cell office:value-type="string" table:style-name="ce4">
            <text:p>2.5 - OLD BIFF TARGETS</text:p>
          </table:table-cell>
          <table:table-cell table:style-name="ce4"/>
          <table:table-cell office:value-type="string" table:style-name="ce4">
            <text:p>not updated</text:p>
          </table:table-cell>
          <table:table-cell table:style-name="ce4"/>
          <table:table-cell office:value-type="string" table:style-name="ce4">
            <text:p>updated</text:p>
          </table:table-cell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7">
            <text:p>=Sheet2!E:E</text:p>
          </table:table-cell>
          <table:table-cell office:value-type="float" office:value="37" table:formula="of:=[Sheet2.E:.E]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" table:formula="of:=IF(IF(AND(ISERROR([.B46]);ISERROR([.C46]));ERROR.TYPE([.B46])=ERROR.TYPE([.C46]);IF(AND(NOT(ISERROR([.B46]));NOT(ISERROR([.C46])));AND(ISBLANK([.B46])=ISBLANK([.C46]);[.B46]=[.C46])));1;&quot;ERR!&quot;)" table:style-name="ce6">
            <text:p>ok</text:p>
          </table:table-cell>
          <table:table-cell table:number-columns-repeated="2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=Sheet2!$E:$E</text:p>
          </table:table-cell>
          <table:table-cell office:value-type="float" office:value="38" table:formula="of:=[Sheet2.$E:.$E]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IF(IF(AND(ISERROR([.B47]);ISERROR([.C47]));ERROR.TYPE([.B47])=ERROR.TYPE([.C47]);IF(AND(NOT(ISERROR([.B47]));NOT(ISERROR([.C47])));AND(ISBLANK([.B47])=ISBLANK([.C47]);[.B47]=[.C47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[EXTDATA8.XLS]Sheet1!$A$7</text:p>
          </table:table-cell>
          <table:table-cell office:value-type="float" office:value="10" table:formula="of:=['file:///D:/Cloud/Copy/Dokumente/qa/test/xlsx/Spreadsheet-Features/external/EXTDATA8.XLS'#Sheet1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47]);ISERROR([.I47]));ERROR.TYPE([.H47])=ERROR.TYPE([.I47]);IF(AND(NOT(ISERROR([.H47]));NOT(ISERROR([.I47])));AND(ISBLANK([.H47])=ISBLANK([.I47]);[.H47]=[.I47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47]);ISERROR([.K47]));ERROR.TYPE([.H47])=ERROR.TYPE([.K47]);IF(AND(NOT(ISERROR([.H47]));NOT(ISERROR([.K47])));AND(ISBLANK([.H47])=ISBLANK([.K47]);[.H47]=[.K47])));1;&quot;ERR!&quot;)" table:style-name="ce6">
            <text:p>ERR!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=Sheet2!40:40</text:p>
          </table:table-cell>
          <table:table-cell office:value-type="float" office:value="39" table:formula="of:=[Sheet2.40:.40]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1" table:formula="of:=IF(IF(AND(ISERROR([.B48]);ISERROR([.C48]));ERROR.TYPE([.B48])=ERROR.TYPE([.C48]);IF(AND(NOT(ISERROR([.B48]));NOT(ISERROR([.C48])));AND(ISBLANK([.B48])=ISBLANK([.C48]);[.B48]=[.C48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SUM([EXTDATA8.XLS]Sheet1!$A$11:$F$11)</text:p>
          </table:table-cell>
          <table:table-cell office:value-type="float" office:value="6" table:formula="of:=SUM(['file:///D:/Cloud/Copy/Dokumente/qa/test/xlsx/Spreadsheet-Features/external/EXTDATA8.XLS'#Sheet1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48]);ISERROR([.I48]));ERROR.TYPE([.H48])=ERROR.TYPE([.I48]);IF(AND(NOT(ISERROR([.H48]));NOT(ISERROR([.I48])));AND(ISBLANK([.H48])=ISBLANK([.I48]);[.H48]=[.I48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48]);ISERROR([.K48]));ERROR.TYPE([.H48])=ERROR.TYPE([.K48]);IF(AND(NOT(ISERROR([.H48]));NOT(ISERROR([.K48])));AND(ISBLANK([.H48])=ISBLANK([.K48]);[.H48]=[.K48])));1;&quot;ERR!&quot;)" table:style-name="ce6">
            <text:p>ERR!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">
            <text:p>=Sheet2!$41:$41</text:p>
          </table:table-cell>
          <table:table-cell office:value-type="float" office:value="40" table:formula="of:=[Sheet2.$41:.$41]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" table:formula="of:=IF(IF(AND(ISERROR([.B49]);ISERROR([.C49]));ERROR.TYPE([.B49])=ERROR.TYPE([.C49]);IF(AND(NOT(ISERROR([.B49]));NOT(ISERROR([.C49])));AND(ISBLANK([.B49])=ISBLANK([.C49]);[.B49]=[.C49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SUM([EXTDATA8.XLS]Sheet1:Sheet3!$A$11)</text:p>
          </table:table-cell>
          <table:table-cell office:value-type="float" office:value="6" table:formula="of:=SUM(['file:///D:/Cloud/Copy/Dokumente/qa/test/xlsx/Spreadsheet-Features/external/EXTDATA8.XLS'#Sheet1.$A$11:Sheet3.$A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49]);ISERROR([.I49]));ERROR.TYPE([.H49])=ERROR.TYPE([.I49]);IF(AND(NOT(ISERROR([.H49]));NOT(ISERROR([.I49])));AND(ISBLANK([.H49])=ISBLANK([.I49]);[.H49]=[.I49])));1;&quot;ERR!&quot;)" table:style-name="ce6">
            <text:p>ok</text:p>
          </table:table-cell>
          <table:table-cell office:value-type="float" office:value="36" table:style-name="ce1">
            <text:p>36</text:p>
          </table:table-cell>
          <table:table-cell office:value-type="string" office:string-value="ERR!" table:formula="of:=IF(IF(AND(ISERROR([.H49]);ISERROR([.K49]));ERROR.TYPE([.H49])=ERROR.TYPE([.K49]);IF(AND(NOT(ISERROR([.H49]));NOT(ISERROR([.K49])));AND(ISBLANK([.H49])=ISBLANK([.K49]);[.H49]=[.K49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name2<text:s/><text:span text:style-name="T1">- contains: =Sheet2!$E$50</text:span></text:p>
          </table:table-cell>
          <table:table-cell office:value-type="float" office:value="41" table:formula="of:=$$name2" table:style-name="ce7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" table:formula="of:=IF(IF(AND(ISERROR([.B50]);ISERROR([.C50]));ERROR.TYPE([.B50])=ERROR.TYPE([.C50]);IF(AND(NOT(ISERROR([.B50]));NOT(ISERROR([.C50])));AND(ISBLANK([.B50])=ISBLANK([.C50]);[.B50]=[.C50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[EXTDATA5.XLS]Sheet1!$A$7</text:p>
          </table:table-cell>
          <table:table-cell office:value-type="float" office:value="10" table:formula="of:=['file:///D:/Cloud/Copy/Dokumente/qa/test/xlsx/Spreadsheet-Features/external/EXTDATA5.XLS'#Sheet1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50]);ISERROR([.I50]));ERROR.TYPE([.H50])=ERROR.TYPE([.I50]);IF(AND(NOT(ISERROR([.H50]));NOT(ISERROR([.I50])));AND(ISBLANK([.H50])=ISBLANK([.I50]);[.H50]=[.I50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50]);ISERROR([.K50]));ERROR.TYPE([.H50])=ERROR.TYPE([.K50]);IF(AND(NOT(ISERROR([.H50]));NOT(ISERROR([.K50])));AND(ISBLANK([.H50])=ISBLANK([.K50]);[.H50]=[.K50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SUM(Sheet1:Sheet3!$E$51)</text:p>
          </table:table-cell>
          <table:table-cell office:value-type="float" office:value="42" table:formula="of:=SUM([Sheet1.$E$51:Sheet3.$E$51])" table:style-name="ce7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" table:formula="of:=IF(IF(AND(ISERROR([.B51]);ISERROR([.C51]));ERROR.TYPE([.B51])=ERROR.TYPE([.C51]);IF(AND(NOT(ISERROR([.B51]));NOT(ISERROR([.C51])));AND(ISBLANK([.B51])=ISBLANK([.C51]);[.B51]=[.C51])));1;&quot;ERR!&quot;)" table:style-name="ce6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7">
            <text:p>=SUM([EXTDATA5.XLS]Sheet1!$A$11:$F$11)</text:p>
          </table:table-cell>
          <table:table-cell office:value-type="float" office:value="6" table:formula="of:=SUM(['file:///D:/Cloud/Copy/Dokumente/qa/test/xlsx/Spreadsheet-Features/external/EXTDATA5.XLS'#Sheet1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51]);ISERROR([.I51]));ERROR.TYPE([.H51])=ERROR.TYPE([.I51]);IF(AND(NOT(ISERROR([.H51]));NOT(ISERROR([.I51])));AND(ISBLANK([.H51])=ISBLANK([.I51]);[.H51]=[.I51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51]);ISERROR([.K51]));ERROR.TYPE([.H51])=ERROR.TYPE([.K51]);IF(AND(NOT(ISERROR([.H51]));NOT(ISERROR([.K51])));AND(ISBLANK([.H51])=ISBLANK([.K51]);[.H51]=[.K51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SUM(Sheet5:Sheet6!$E$4:$E$5)</text:p>
          </table:table-cell>
          <table:table-cell office:value-type="float" office:value="43" table:formula="of:=SUM([Sheet5.$E$4:Sheet6.$E$5])" table:style-name="ce7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1" table:formula="of:=IF(IF(AND(ISERROR([.B52]);ISERROR([.C52]));ERROR.TYPE([.B52])=ERROR.TYPE([.C52]);IF(AND(NOT(ISERROR([.B52]));NOT(ISERROR([.C52])));AND(ISBLANK([.B52])=ISBLANK([.C52]);[.B52]=[.C52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SUM([EXTDATA5.XLS]Sheet1:Sheet3!$A$11)</text:p>
          </table:table-cell>
          <table:table-cell office:value-type="float" office:value="6" table:formula="of:=SUM(['file:///D:/Cloud/Copy/Dokumente/qa/test/xlsx/Spreadsheet-Features/external/EXTDATA5.XLS'#Sheet1.$A$11:Sheet3.$A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52]);ISERROR([.I52]));ERROR.TYPE([.H52])=ERROR.TYPE([.I52]);IF(AND(NOT(ISERROR([.H52]));NOT(ISERROR([.I52])));AND(ISBLANK([.H52])=ISBLANK([.I52]);[.H52]=[.I52])));1;&quot;ERR!&quot;)" table:style-name="ce6">
            <text:p>ok</text:p>
          </table:table-cell>
          <table:table-cell office:value-type="float" office:value="36" table:style-name="ce1">
            <text:p>36</text:p>
          </table:table-cell>
          <table:table-cell office:value-type="string" office:string-value="ERR!" table:formula="of:=IF(IF(AND(ISERROR([.H52]);ISERROR([.K52]));ERROR.TYPE([.H52])=ERROR.TYPE([.K52]);IF(AND(NOT(ISERROR([.H52]));NOT(ISERROR([.K52])));AND(ISBLANK([.H52])=ISBLANK([.K52]);[.H52]=[.K52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7">
            <text:p>=[EXTDATA4.XLW]Sheet1!$A$7</text:p>
          </table:table-cell>
          <table:table-cell office:value-type="float" office:value="10" table:formula="of:=['file:///D:/Cloud/Copy/Dokumente/qa/test/xlsx/Spreadsheet-Features/external/EXTDATA4.XLW'#Sheet1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53]);ISERROR([.I53]));ERROR.TYPE([.H53])=ERROR.TYPE([.I53]);IF(AND(NOT(ISERROR([.H53]));NOT(ISERROR([.I53])));AND(ISBLANK([.H53])=ISBLANK([.I53]);[.H53]=[.I53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53]);ISERROR([.K53]));ERROR.TYPE([.H53])=ERROR.TYPE([.K53]);IF(AND(NOT(ISERROR([.H53]));NOT(ISERROR([.K53])));AND(ISBLANK([.H53])=ISBLANK([.K53]);[.H53]=[.K53])));1;&quot;ERR!&quot;)" table:style-name="ce6">
            <text:p>ERR!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1.4 - DELETED REFERENCES</text:p>
          </table:table-cell>
          <table:table-cell table:number-columns-repeated="4" table:style-name="ce4"/>
          <table:table-cell table:style-name="ce1"/>
          <table:table-cell office:value-type="string" table:style-name="ce7">
            <text:p>=SUM([EXTDATA4.XLW]Sheet1!$A$11:$F$11)</text:p>
          </table:table-cell>
          <table:table-cell office:value-type="float" office:value="6" table:formula="of:=SUM(['file:///D:/Cloud/Copy/Dokumente/qa/test/xlsx/Spreadsheet-Features/external/EXTDATA4.XLW'#Sheet1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54]);ISERROR([.I54]));ERROR.TYPE([.H54])=ERROR.TYPE([.I54]);IF(AND(NOT(ISERROR([.H54]));NOT(ISERROR([.I54])));AND(ISBLANK([.H54])=ISBLANK([.I54]);[.H54]=[.I54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54]);ISERROR([.K54]));ERROR.TYPE([.H54])=ERROR.TYPE([.K54]);IF(AND(NOT(ISERROR([.H54]));NOT(ISERROR([.K54])));AND(ISBLANK([.H54])=ISBLANK([.K54]);[.H54]=[.K54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style-name="ce1"/>
          <table:table-cell office:value-type="string" table:style-name="ce7">
            <text:p>=SUM([EXTDATA4.XLW]Sheet1:Sheet3!$A$11)</text:p>
          </table:table-cell>
          <table:table-cell office:value-type="float" office:value="6" table:formula="of:=SUM(['file:///D:/Cloud/Copy/Dokumente/qa/test/xlsx/Spreadsheet-Features/external/EXTDATA4.XLW'#Sheet1.$A$11:Sheet3.$A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55]);ISERROR([.I55]));ERROR.TYPE([.H55])=ERROR.TYPE([.I55]);IF(AND(NOT(ISERROR([.H55]));NOT(ISERROR([.I55])));AND(ISBLANK([.H55])=ISBLANK([.I55]);[.H55]=[.I55])));1;&quot;ERR!&quot;)" table:style-name="ce6">
            <text:p>ok</text:p>
          </table:table-cell>
          <table:table-cell office:value-type="float" office:value="36" table:style-name="ce1">
            <text:p>36</text:p>
          </table:table-cell>
          <table:table-cell office:value-type="string" office:string-value="ERR!" table:formula="of:=IF(IF(AND(ISERROR([.H55]);ISERROR([.K55]));ERROR.TYPE([.H55])=ERROR.TYPE([.K55]);IF(AND(NOT(ISERROR([.H55]));NOT(ISERROR([.K55])));AND(ISBLANK([.H55])=ISBLANK([.K55]);[.H55]=[.K55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#REF!</text:p>
          </table:table-cell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#REF!" table:style-name="ce1">
            <text:p>#BEZUG!</text:p>
          </table:table-cell>
          <table:table-cell office:value-type="float" office:value="1" table:formula="of:=IF(IF(AND(ISERROR([.B56]);ISERROR([.C56]));ERROR.TYPE([.B56])=ERROR.TYPE([.C56]);IF(AND(NOT(ISERROR([.B56]));NOT(ISERROR([.C56])));AND(ISBLANK([.B56])=ISBLANK([.C56]);[.B56]=[.C56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[EXTDATA4.XLS]EXTDATA4!$A$7</text:p>
          </table:table-cell>
          <table:table-cell office:value-type="float" office:value="10" table:formula="of:=['file:///D:/Cloud/Copy/Dokumente/qa/test/xlsx/Spreadsheet-Features/external/EXTDATA4.XLS'#EXTDATA4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56]);ISERROR([.I56]));ERROR.TYPE([.H56])=ERROR.TYPE([.I56]);IF(AND(NOT(ISERROR([.H56]));NOT(ISERROR([.I56])));AND(ISBLANK([.H56])=ISBLANK([.I56]);[.H56]=[.I56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56]);ISERROR([.K56]));ERROR.TYPE([.H56])=ERROR.TYPE([.K56]);IF(AND(NOT(ISERROR([.H56]));NOT(ISERROR([.K56])));AND(ISBLANK([.H56])=ISBLANK([.K56]);[.H56]=[.K56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Sheet1!#REF!</text:p>
          </table:table-cell>
          <table:table-cell office:value-type="float" office:value="0" table:formula="of:=[Sheet1.#REF!]" table:style-name="ce1">
            <text:p>#BEZUG!</text:p>
          </table:table-cell>
          <table:table-cell office:value-type="float" office:value="0" table:formula="of:=#REF!" table:style-name="ce1">
            <text:p>#BEZUG!</text:p>
          </table:table-cell>
          <table:table-cell office:value-type="float" office:value="1" table:formula="of:=IF(IF(AND(ISERROR([.B57]);ISERROR([.C57]));ERROR.TYPE([.B57])=ERROR.TYPE([.C57]);IF(AND(NOT(ISERROR([.B57]));NOT(ISERROR([.C57])));AND(ISBLANK([.B57])=ISBLANK([.C57]);[.B57]=[.C57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SUM([EXTDATA4.XLS]EXTDATA4!$A$11:$F$11)</text:p>
          </table:table-cell>
          <table:table-cell office:value-type="float" office:value="6" table:formula="of:=SUM(['file:///D:/Cloud/Copy/Dokumente/qa/test/xlsx/Spreadsheet-Features/external/EXTDATA4.XLS'#EXTDATA4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57]);ISERROR([.I57]));ERROR.TYPE([.H57])=ERROR.TYPE([.I57]);IF(AND(NOT(ISERROR([.H57]));NOT(ISERROR([.I57])));AND(ISBLANK([.H57])=ISBLANK([.I57]);[.H57]=[.I57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57]);ISERROR([.K57]));ERROR.TYPE([.H57])=ERROR.TYPE([.K57]);IF(AND(NOT(ISERROR([.H57]));NOT(ISERROR([.K57])));AND(ISBLANK([.H57])=ISBLANK([.K57]);[.H57]=[.K57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Sheet2!#REF!</text:p>
          </table:table-cell>
          <table:table-cell office:value-type="float" office:value="0" table:formula="of:=[Sheet2.#REF!]" table:style-name="ce1">
            <text:p>#BEZUG!</text:p>
          </table:table-cell>
          <table:table-cell office:value-type="float" office:value="0" table:formula="of:=#REF!" table:style-name="ce1">
            <text:p>#BEZUG!</text:p>
          </table:table-cell>
          <table:table-cell office:value-type="float" office:value="1" table:formula="of:=IF(IF(AND(ISERROR([.B58]);ISERROR([.C58]));ERROR.TYPE([.B58])=ERROR.TYPE([.C58]);IF(AND(NOT(ISERROR([.B58]));NOT(ISERROR([.C58])));AND(ISBLANK([.B58])=ISBLANK([.C58]);[.B58]=[.C58])));1;&quot;ERR!&quot;)" table:style-name="ce6">
            <text:p>ok</text:p>
          </table:table-cell>
          <table:table-cell table:number-columns-repeated="2" table:style-name="ce1"/>
          <table:table-cell office:value-type="string" table:style-name="ce7">
            <text:p>=[EXTDATA3.XLS]EXTDATA3!$A$7</text:p>
          </table:table-cell>
          <table:table-cell office:value-type="float" office:value="10" table:formula="of:=['file:///D:/Cloud/Copy/Dokumente/qa/test/xlsx/Spreadsheet-Features/external/EXTDATA3.XLS'#EXTDATA3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58]);ISERROR([.I58]));ERROR.TYPE([.H58])=ERROR.TYPE([.I58]);IF(AND(NOT(ISERROR([.H58]));NOT(ISERROR([.I58])));AND(ISBLANK([.H58])=ISBLANK([.I58]);[.H58]=[.I58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58]);ISERROR([.K58]));ERROR.TYPE([.H58])=ERROR.TYPE([.K58]);IF(AND(NOT(ISERROR([.H58]));NOT(ISERROR([.K58])));AND(ISBLANK([.H58])=ISBLANK([.K58]);[.H58]=[.K58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7">
            <text:p>=SUM([EXTDATA3.XLS]EXTDATA3!$A$11:$F$11)</text:p>
          </table:table-cell>
          <table:table-cell office:value-type="float" office:value="6" table:formula="of:=SUM(['file:///D:/Cloud/Copy/Dokumente/qa/test/xlsx/Spreadsheet-Features/external/EXTDATA3.XLS'#EXTDATA3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59]);ISERROR([.I59]));ERROR.TYPE([.H59])=ERROR.TYPE([.I59]);IF(AND(NOT(ISERROR([.H59]));NOT(ISERROR([.I59])));AND(ISBLANK([.H59])=ISBLANK([.I59]);[.H59]=[.I59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59]);ISERROR([.K59]));ERROR.TYPE([.H59])=ERROR.TYPE([.K59]);IF(AND(NOT(ISERROR([.H59]));NOT(ISERROR([.K59])));AND(ISBLANK([.H59])=ISBLANK([.K59]);[.H59]=[.K59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7">
            <text:p>=[EXTDATA2.XLS]EXTDATA2!$A$7</text:p>
          </table:table-cell>
          <table:table-cell office:value-type="float" office:value="10" table:formula="of:=['file:///D:/Cloud/Copy/Dokumente/qa/test/xlsx/Spreadsheet-Features/external/EXTDATA2.XLS'#EXTDATA2.$A$7]" table:style-name="ce7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H60]);ISERROR([.I60]));ERROR.TYPE([.H60])=ERROR.TYPE([.I60]);IF(AND(NOT(ISERROR([.H60]));NOT(ISERROR([.I60])));AND(ISBLANK([.H60])=ISBLANK([.I60]);[.H60]=[.I60])));1;&quot;ERR!&quot;)" table:style-name="ce6">
            <text:p>ok</text:p>
          </table:table-cell>
          <table:table-cell office:value-type="string" table:style-name="ce1">
            <text:p>Text</text:p>
          </table:table-cell>
          <table:table-cell office:value-type="string" office:string-value="ERR!" table:formula="of:=IF(IF(AND(ISERROR([.H60]);ISERROR([.K60]));ERROR.TYPE([.H60])=ERROR.TYPE([.K60]);IF(AND(NOT(ISERROR([.H60]));NOT(ISERROR([.K60])));AND(ISBLANK([.H60])=ISBLANK([.K60]);[.H60]=[.K60])));1;&quot;ERR!&quot;)" table:style-name="ce6">
            <text:p>ERR!</text:p>
          </table:table-cell>
          <table:table-cell table:number-columns-repeated="16372"/>
        </table:table-row>
        <table:table-row table:style-name="ro2">
          <table:table-cell table:number-columns-repeated="6" table:style-name="ce1"/>
          <table:table-cell office:value-type="string" table:style-name="ce7">
            <text:p>=SUM([EXTDATA2.XLS]EXTDATA2!$A$11:$F$11)</text:p>
          </table:table-cell>
          <table:table-cell office:value-type="float" office:value="6" table:formula="of:=SUM(['file:///D:/Cloud/Copy/Dokumente/qa/test/xlsx/Spreadsheet-Features/external/EXTDATA2.XLS'#EXTDATA2.$A$11:.$F$11]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61]);ISERROR([.I61]));ERROR.TYPE([.H61])=ERROR.TYPE([.I61]);IF(AND(NOT(ISERROR([.H61]));NOT(ISERROR([.I61])));AND(ISBLANK([.H61])=ISBLANK([.I61]);[.H61]=[.I61])));1;&quot;ERR!&quot;)" table:style-name="ce6">
            <text:p>ok</text:p>
          </table:table-cell>
          <table:table-cell office:value-type="float" office:value="66" table:style-name="ce1">
            <text:p>66</text:p>
          </table:table-cell>
          <table:table-cell office:value-type="string" office:string-value="ERR!" table:formula="of:=IF(IF(AND(ISERROR([.H61]);ISERROR([.K61]));ERROR.TYPE([.H61])=ERROR.TYPE([.K61]);IF(AND(NOT(ISERROR([.H61]));NOT(ISERROR([.K61])));AND(ISBLANK([.H61])=ISBLANK([.K61]);[.H61]=[.K61])));1;&quot;ERR!&quot;)" table:style-name="ce6">
            <text:p>ERR!</text:p>
          </table:table-cell>
          <table:table-cell table:number-columns-repeated="16372"/>
        </table:table-row>
        <table:table-row table:number-rows-repeated="1048515"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4" table:default-cell-style-name="ce1"/>
        <table:table-column table:style-name="co3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INK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number-rows-repeated="14" table:style-name="ro2" table:visibility="collapse">
          <table:table-cell table:number-columns-repeated="16384" table:style-name="ce1"/>
        </table:table-row>
        <table:table-row table:number-rows-repeated="16" table:style-name="ro2" table:visibility="collapse">
          <table:table-cell table:number-columns-repeated="16384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>
          <table:table-cell office:value-type="string" table:style-name="ce5">
            <text:p>Test cells for 3D references</text:p>
          </table:table-cell>
          <table:table-cell table:number-columns-repeated="4" table:style-name="ce5"/>
          <table:table-cell table:number-columns-repeated="16379"/>
        </table:table-row>
        <table:table-row table:style-name="ro2">
          <table:table-cell table:style-name="ce1"/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number-rows-repeated="1048525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4" table:default-cell-style-name="ce1"/>
        <table:table-column table:style-name="co3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INK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number-rows-repeated="14" table:style-name="ro2" table:visibility="collapse">
          <table:table-cell table:number-columns-repeated="16384" table:style-name="ce1"/>
        </table:table-row>
        <table:table-row table:number-rows-repeated="32" table:style-name="ro2" table:visibility="collapse">
          <table:table-cell table:number-columns-repeated="16384"/>
        </table:table-row>
        <table:table-row table:style-name="ro2" table:visibility="collapse">
          <table:table-cell table:number-columns-repeated="16384" table:style-name="ce1"/>
        </table:table-row>
        <table:table-row table:style-name="ro2">
          <table:table-cell office:value-type="string" table:style-name="ce5">
            <text:p>Test cells for 3D references</text:p>
          </table:table-cell>
          <table:table-cell table:number-columns-repeated="4" table:style-name="ce5"/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number-rows-repeated="1048525" table:style-name="ro2">
          <table:table-cell table:number-columns-repeated="16384"/>
        </table:table-row>
      </table:table>
      <table:table table:name="Sheet4" table:style-name="ta2">
        <table:table-column table:style-name="co2" table:number-columns-repeated="4" table:default-cell-style-name="ce1"/>
        <table:table-column table:style-name="co3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INKS TEST DOCUMENT</text:p>
          </table:table-cell>
          <table:table-cell table:number-columns-repeated="4" table:style-name="ce2"/>
          <table:table-cell table:number-columns-repeated="16379"/>
        </table:table-row>
        <table:table-row table:number-rows-repeated="1048575" table:style-name="ro2">
          <table:table-cell table:number-columns-repeated="16384"/>
        </table:table-row>
      </table:table>
      <table:table table:name="Sheet5" table:style-name="ta2">
        <table:table-column table:style-name="co2" table:number-columns-repeated="4" table:default-cell-style-name="ce1"/>
        <table:table-column table:style-name="co3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INK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Test cells for 3D references</text:p>
          </table:table-cell>
          <table:table-cell table:number-columns-repeated="4" table:style-name="ce5"/>
          <table:table-cell table:number-columns-repeated="16379"/>
        </table:table-row>
        <table:table-row table:number-rows-repeated="2" table:style-name="ro2"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  <table:table table:name="Sheet6" table:style-name="ta2">
        <table:table-column table:style-name="co2" table:number-columns-repeated="4" table:default-cell-style-name="ce1"/>
        <table:table-column table:style-name="co3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INK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Test cells for 3D references</text:p>
          </table:table-cell>
          <table:table-cell table:number-columns-repeated="4" table:style-name="ce5"/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  <table:table table:name="'file:///D:/Cloud/Copy/Dokumente/qa/test/xlsx/Spreadsheet-Features/external/EXTDATA12X.XLSX'#Sheet1" table:style-name="ta3">
        <table:table-source xlink:href="file:///D:/Cloud/Copy/Dokumente/qa/test/xlsx/Spreadsheet-Features/external/EXTDATA12X.XLSX" table:table-name="Sheet1" table:mode="copy-results-only"/>
        <table:table-column/>
        <table:table-row>
          <table:table-cell table:number-columns-repeated="7"/>
          <table:table-cell office:value-type="float" office:value="1"/>
          <table:table-cell table:number-columns-repeated="16376"/>
        </table:table-row>
        <table:table-row table:number-rows-repeated="5">
          <table:table-cell table:number-columns-repeated="16384"/>
        </table:table-row>
        <table:table-row>
          <table:table-cell office:value-type="float" office:value="10"/>
          <table:table-cell office:value-type="string" office:string-value="Text"/>
          <table:table-cell office:value-type="boolean" office:boolean-value="true"/>
          <table:table-cell table:formula="of:=#VALUE!"/>
          <table:table-cell office:value-type="float" office:value="0"/>
          <table:table-cell office:value-type="string" office:string-value=""/>
          <table:table-cell table:number-columns-repeated="16378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/>
          <table:table-cell office:value-type="float" office:value="1"/>
          <table:table-cell table:number-columns-repeated="247"/>
          <table:table-cell office:value-type="float" office:value="1"/>
          <table:table-cell table:number-columns-repeated="16127"/>
          <table:table-cell office:value-type="float" office:value="1"/>
        </table:table-row>
        <table:table-row table:number-rows-repeated="3">
          <table:table-cell table:number-columns-repeated="16384"/>
        </table:table-row>
        <table:table-row>
          <table:table-cell office:value-type="float" office:value="2"/>
          <table:table-cell office:value-type="float" office:value="2"/>
          <table:table-cell table:number-columns-repeated="16382"/>
        </table:table-row>
        <table:table-row table:number-rows-repeated="65520">
          <table:table-cell table:number-columns-repeated="16384"/>
        </table:table-row>
        <table:table-row>
          <table:table-cell table:number-columns-repeated="7"/>
          <table:table-cell office:value-type="float" office:value="1"/>
          <table:table-cell table:number-columns-repeated="16376"/>
        </table:table-row>
        <table:table-row table:number-rows-repeated="983039">
          <table:table-cell table:number-columns-repeated="16384"/>
        </table:table-row>
        <table:table-row>
          <table:table-cell table:number-columns-repeated="7"/>
          <table:table-cell office:value-type="float" office:value="1"/>
          <table:table-cell table:number-columns-repeated="16376"/>
        </table:table-row>
      </table:table>
      <table:table table:name="'file:///D:/Cloud/Copy/Dokumente/qa/test/xlsx/Spreadsheet-Features/external/EXTDATA12X.XLSX'#Sheet2" table:style-name="ta3">
        <table:table-source xlink:href="file:///D:/Cloud/Copy/Dokumente/qa/test/xlsx/Spreadsheet-Features/external/EXTDATA12X.XLSX" table:table-name="Sheet2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2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12X.XLSX'#Sheet3" table:style-name="ta3">
        <table:table-source xlink:href="file:///D:/Cloud/Copy/Dokumente/qa/test/xlsx/Spreadsheet-Features/external/EXTDATA12X.XLSX" table:table-name="Sheet3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3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12X.XLSX'#Sheet4" table:style-name="ta3">
        <table:table-source xlink:href="file:///D:/Cloud/Copy/Dokumente/qa/test/xlsx/Spreadsheet-Features/external/EXTDATA12X.XLSX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12X.XLSX'#Sheet5" table:style-name="ta3">
        <table:table-source xlink:href="file:///D:/Cloud/Copy/Dokumente/qa/test/xlsx/Spreadsheet-Features/external/EXTDATA12X.XLSX" table:table-name="Sheet5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5"/>
          <table:table-cell table:number-columns-repeated="16383"/>
        </table:table-row>
        <table:table-row table:number-rows-repeated="1048569">
          <table:table-cell table:number-columns-repeated="16383"/>
        </table:table-row>
      </table:table>
      <table:table table:name="'file:///D:/Cloud/Copy/Dokumente/qa/test/xlsx/Spreadsheet-Features/external/EXTDATA12X.XLSX'#EXTDATA12X" table:style-name="ta3">
        <table:table-source xlink:href="file:///D:/Cloud/Copy/Dokumente/qa/test/xlsx/Spreadsheet-Features/external/EXTDATA12X.XLSX" table:table-name="EXTDATA12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27.0.0.1/PATH/EXTP12_4.XLSX'#Sheet1" table:style-name="ta3">
        <table:table-source xlink:href="file://127.0.0.1/PATH/EXTP12_4.XLSX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3"/>
          <table:table-cell table:formula="of:=#VALUE!"/>
          <table:table-cell office:value-type="float" office:value="0"/>
          <table:table-cell table:number-columns-repeated="16379"/>
        </table:table-row>
        <table:table-row table:number-rows-repeated="1048569">
          <table:table-cell table:number-columns-repeated="16379"/>
        </table:table-row>
      </table:table>
      <table:table table:name="'file://127.0.0.1/PATH/EXTP12_4.XLSX'#Sheet2" table:style-name="ta3">
        <table:table-source xlink:href="file://127.0.0.1/PATH/EXTP12_4.XLSX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27.0.0.1/PATH/EXTP12_4.XLSX'#Sheet3" table:style-name="ta3">
        <table:table-source xlink:href="file://127.0.0.1/PATH/EXTP12_4.XLSX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27.0.0.1/PATH/EXTP12_4.XLSX'#Sheet4" table:style-name="ta3">
        <table:table-source xlink:href="file://127.0.0.1/PATH/EXTP12_4.XLSX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27.0.0.1/PATH/EXTP12_4.XLSX'#Sheet5" table:style-name="ta3">
        <table:table-source xlink:href="file://127.0.0.1/PATH/EXTP12_4.XLSX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12B.XLSB'#Sheet1" table:style-name="ta3">
        <table:table-source xlink:href="file:///D:/Cloud/Copy/Dokumente/qa/test/xlsx/Spreadsheet-Features/external/EXTDATA12B.XLSB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78"/>
        </table:table-row>
        <table:table-row table:number-rows-repeated="1048565">
          <table:table-cell table:number-columns-repeated="16378"/>
        </table:table-row>
      </table:table>
      <table:table table:name="'file:///D:/Cloud/Copy/Dokumente/qa/test/xlsx/Spreadsheet-Features/external/EXTDATA12B.XLSB'#Sheet2" table:style-name="ta3">
        <table:table-source xlink:href="file:///D:/Cloud/Copy/Dokumente/qa/test/xlsx/Spreadsheet-Features/external/EXTDATA12B.XLSB" table:table-name="Sheet2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2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12B.XLSB'#Sheet3" table:style-name="ta3">
        <table:table-source xlink:href="file:///D:/Cloud/Copy/Dokumente/qa/test/xlsx/Spreadsheet-Features/external/EXTDATA12B.XLSB" table:table-name="Sheet3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3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12B.XLSB'#Sheet4" table:style-name="ta3">
        <table:table-source xlink:href="file:///D:/Cloud/Copy/Dokumente/qa/test/xlsx/Spreadsheet-Features/external/EXTDATA12B.XLSB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12B.XLSB'#Sheet5" table:style-name="ta3">
        <table:table-source xlink:href="file:///D:/Cloud/Copy/Dokumente/qa/test/xlsx/Spreadsheet-Features/external/EXTDATA12B.XLSB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PATH/EXTP12_1.XLSX'#Sheet1" table:style-name="ta3">
        <table:table-source xlink:href="file:///D:/Cloud/Copy/Dokumente/qa/test/xlsx/Spreadsheet-Features/external/PATH/EXTP12_1.XLSX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1048569">
          <table:table-cell table:number-columns-repeated="16383"/>
        </table:table-row>
      </table:table>
      <table:table table:name="'file:///D:/Cloud/Copy/Dokumente/qa/test/xlsx/Spreadsheet-Features/external/PATH/EXTP12_1.XLSX'#Sheet2" table:style-name="ta3">
        <table:table-source xlink:href="file:///D:/Cloud/Copy/Dokumente/qa/test/xlsx/Spreadsheet-Features/external/PATH/EXTP12_1.XLSX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PATH/EXTP12_1.XLSX'#Sheet3" table:style-name="ta3">
        <table:table-source xlink:href="file:///D:/Cloud/Copy/Dokumente/qa/test/xlsx/Spreadsheet-Features/external/PATH/EXTP12_1.XLSX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PATH/EXTP12_1.XLSX'#Sheet4" table:style-name="ta3">
        <table:table-source xlink:href="file:///D:/Cloud/Copy/Dokumente/qa/test/xlsx/Spreadsheet-Features/external/PATH/EXTP12_1.XLSX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PATH/EXTP12_1.XLSX'#Sheet5" table:style-name="ta3">
        <table:table-source xlink:href="file:///D:/Cloud/Copy/Dokumente/qa/test/xlsx/Spreadsheet-Features/external/PATH/EXTP12_1.XLSX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PATH/EXTP12_2.XLSX'#Sheet1" table:style-name="ta3">
        <table:table-source xlink:href="file:///D:/PATH/EXTP12_2.XLSX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Text"/>
          <table:table-cell table:number-columns-repeated="16382"/>
        </table:table-row>
        <table:table-row table:number-rows-repeated="1048569">
          <table:table-cell table:number-columns-repeated="16382"/>
        </table:table-row>
      </table:table>
      <table:table table:name="'file:///D:/PATH/EXTP12_2.XLSX'#Sheet2" table:style-name="ta3">
        <table:table-source xlink:href="file:///D:/PATH/EXTP12_2.XLSX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PATH/EXTP12_2.XLSX'#Sheet3" table:style-name="ta3">
        <table:table-source xlink:href="file:///D:/PATH/EXTP12_2.XLSX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PATH/EXTP12_2.XLSX'#Sheet4" table:style-name="ta3">
        <table:table-source xlink:href="file:///D:/PATH/EXTP12_2.XLSX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PATH/EXTP12_2.XLSX'#Sheet5" table:style-name="ta3">
        <table:table-source xlink:href="file:///D:/PATH/EXTP12_2.XLSX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X:/PATH/EXTP12_3.XLSX'#Sheet1" table:style-name="ta3">
        <table:table-source xlink:href="file:///X:/PATH/EXTP12_3.XLSX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2"/>
          <table:table-cell office:value-type="boolean" office:boolean-value="true"/>
          <table:table-cell table:number-columns-repeated="16381"/>
        </table:table-row>
        <table:table-row table:number-rows-repeated="1048569">
          <table:table-cell table:number-columns-repeated="16381"/>
        </table:table-row>
      </table:table>
      <table:table table:name="'file:///X:/PATH/EXTP12_3.XLSX'#Sheet2" table:style-name="ta3">
        <table:table-source xlink:href="file:///X:/PATH/EXTP12_3.XLSX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X:/PATH/EXTP12_3.XLSX'#Sheet3" table:style-name="ta3">
        <table:table-source xlink:href="file:///X:/PATH/EXTP12_3.XLSX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X:/PATH/EXTP12_3.XLSX'#Sheet4" table:style-name="ta3">
        <table:table-source xlink:href="file:///X:/PATH/EXTP12_3.XLSX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X:/PATH/EXTP12_3.XLSX'#Sheet5" table:style-name="ta3">
        <table:table-source xlink:href="file:///X:/PATH/EXTP12_3.XLSX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8.XLS'#Sheet1" table:style-name="ta3">
        <table:table-source xlink:href="file:///D:/Cloud/Copy/Dokumente/qa/test/xlsx/Spreadsheet-Features/external/EXTDATA8.XLS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78"/>
        </table:table-row>
        <table:table-row table:number-rows-repeated="1048565">
          <table:table-cell table:number-columns-repeated="16378"/>
        </table:table-row>
      </table:table>
      <table:table table:name="'file:///D:/Cloud/Copy/Dokumente/qa/test/xlsx/Spreadsheet-Features/external/EXTDATA8.XLS'#Sheet2" table:style-name="ta3">
        <table:table-source xlink:href="file:///D:/Cloud/Copy/Dokumente/qa/test/xlsx/Spreadsheet-Features/external/EXTDATA8.XLS" table:table-name="Sheet2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2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8.XLS'#Sheet3" table:style-name="ta3">
        <table:table-source xlink:href="file:///D:/Cloud/Copy/Dokumente/qa/test/xlsx/Spreadsheet-Features/external/EXTDATA8.XLS" table:table-name="Sheet3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3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8.XLS'#Sheet4" table:style-name="ta3">
        <table:table-source xlink:href="file:///D:/Cloud/Copy/Dokumente/qa/test/xlsx/Spreadsheet-Features/external/EXTDATA8.XLS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8.XLS'#Sheet5" table:style-name="ta3">
        <table:table-source xlink:href="file:///D:/Cloud/Copy/Dokumente/qa/test/xlsx/Spreadsheet-Features/external/EXTDATA8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5.XLS'#Sheet1" table:style-name="ta3">
        <table:table-source xlink:href="file:///D:/Cloud/Copy/Dokumente/qa/test/xlsx/Spreadsheet-Features/external/EXTDATA5.XLS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78"/>
        </table:table-row>
        <table:table-row table:number-rows-repeated="1048565">
          <table:table-cell table:number-columns-repeated="16378"/>
        </table:table-row>
      </table:table>
      <table:table table:name="'file:///D:/Cloud/Copy/Dokumente/qa/test/xlsx/Spreadsheet-Features/external/EXTDATA5.XLS'#Sheet2" table:style-name="ta3">
        <table:table-source xlink:href="file:///D:/Cloud/Copy/Dokumente/qa/test/xlsx/Spreadsheet-Features/external/EXTDATA5.XLS" table:table-name="Sheet2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2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5.XLS'#Sheet3" table:style-name="ta3">
        <table:table-source xlink:href="file:///D:/Cloud/Copy/Dokumente/qa/test/xlsx/Spreadsheet-Features/external/EXTDATA5.XLS" table:table-name="Sheet3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3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5.XLS'#Sheet4" table:style-name="ta3">
        <table:table-source xlink:href="file:///D:/Cloud/Copy/Dokumente/qa/test/xlsx/Spreadsheet-Features/external/EXTDATA5.XLS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5.XLS'#Sheet5" table:style-name="ta3">
        <table:table-source xlink:href="file:///D:/Cloud/Copy/Dokumente/qa/test/xlsx/Spreadsheet-Features/external/EXTDATA5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4.XLW'#Sheet1" table:style-name="ta3">
        <table:table-source xlink:href="file:///D:/Cloud/Copy/Dokumente/qa/test/xlsx/Spreadsheet-Features/external/EXTDATA4.XLW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78"/>
        </table:table-row>
        <table:table-row table:number-rows-repeated="1048565">
          <table:table-cell table:number-columns-repeated="16378"/>
        </table:table-row>
      </table:table>
      <table:table table:name="'file:///D:/Cloud/Copy/Dokumente/qa/test/xlsx/Spreadsheet-Features/external/EXTDATA4.XLW'#Sheet2" table:style-name="ta3">
        <table:table-source xlink:href="file:///D:/Cloud/Copy/Dokumente/qa/test/xlsx/Spreadsheet-Features/external/EXTDATA4.XLW" table:table-name="Sheet2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2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4.XLW'#Sheet3" table:style-name="ta3">
        <table:table-source xlink:href="file:///D:/Cloud/Copy/Dokumente/qa/test/xlsx/Spreadsheet-Features/external/EXTDATA4.XLW" table:table-name="Sheet3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float" office:value="3"/>
          <table:table-cell table:number-columns-repeated="16383"/>
        </table:table-row>
        <table:table-row table:number-rows-repeated="1048565">
          <table:table-cell table:number-columns-repeated="16383"/>
        </table:table-row>
      </table:table>
      <table:table table:name="'file:///D:/Cloud/Copy/Dokumente/qa/test/xlsx/Spreadsheet-Features/external/EXTDATA4.XLW'#Sheet4" table:style-name="ta3">
        <table:table-source xlink:href="file:///D:/Cloud/Copy/Dokumente/qa/test/xlsx/Spreadsheet-Features/external/EXTDATA4.XLW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4.XLW'#Sheet5" table:style-name="ta3">
        <table:table-source xlink:href="file:///D:/Cloud/Copy/Dokumente/qa/test/xlsx/Spreadsheet-Features/external/EXTDATA4.XLW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Cloud/Copy/Dokumente/qa/test/xlsx/Spreadsheet-Features/external/EXTDATA4.XLS'#EXTDATA4" table:style-name="ta3">
        <table:table-source xlink:href="file:///D:/Cloud/Copy/Dokumente/qa/test/xlsx/Spreadsheet-Features/external/EXTDATA4.XLS" table:table-name="EXTDATA4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78"/>
        </table:table-row>
        <table:table-row table:number-rows-repeated="1048565">
          <table:table-cell table:number-columns-repeated="16378"/>
        </table:table-row>
      </table:table>
      <table:table table:name="'file:///D:/Cloud/Copy/Dokumente/qa/test/xlsx/Spreadsheet-Features/external/EXTDATA3.XLS'#EXTDATA3" table:style-name="ta3">
        <table:table-source xlink:href="file:///D:/Cloud/Copy/Dokumente/qa/test/xlsx/Spreadsheet-Features/external/EXTDATA3.XLS" table:table-name="EXTDATA3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78"/>
        </table:table-row>
        <table:table-row table:number-rows-repeated="1048565">
          <table:table-cell table:number-columns-repeated="16378"/>
        </table:table-row>
      </table:table>
      <table:table table:name="'file:///D:/Cloud/Copy/Dokumente/qa/test/xlsx/Spreadsheet-Features/external/EXTDATA2.XLS'#EXTDATA2" table:style-name="ta3">
        <table:table-source xlink:href="file:///D:/Cloud/Copy/Dokumente/qa/test/xlsx/Spreadsheet-Features/external/EXTDATA2.XLS" table:table-name="EXTDATA2" table:mode="copy-results-only"/>
        <table:table-column/>
        <table:table-row table:number-rows-repeated="6">
          <table:table-cell table:number-columns-repeated="16384"/>
        </table:table-row>
        <table:table-row>
          <table:table-cell office:value-type="float" office:value="10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78"/>
        </table:table-row>
        <table:table-row table:number-rows-repeated="1048565">
          <table:table-cell table:number-columns-repeated="16378"/>
        </table:table-row>
      </table:table>
      <table:named-expressions>
        <table:named-range table:name="extname1" table:cell-range-address="'file:///D:/Cloud/Copy/Dokumente/qa/test/xlsx/Spreadsheet-Features/external/EXTDATA12X.XLSX'#Sheet1.$A$7" table:base-cell-address="Sheet1.$A$1"/>
        <table:named-range table:name="extname2" table:cell-range-address="'file:///D:/Cloud/Copy/Dokumente/qa/test/xlsx/Spreadsheet-Features/external/EXTDATA12X.XLSX'#Sheet1.$A$11:Sheet1.$F$11" table:base-cell-address="Sheet1.$A$1"/>
        <table:named-expression table:name="extname3" table:expression="of:=SUM(['file:///D:/Cloud/Copy/Dokumente/qa/test/xlsx/Spreadsheet-Features/external/EXTDATA12X.XLSX'#Sheet1.$A$11:Sheet3.$A$11])" table:base-cell-address="Sheet1.$A$1"/>
        <table:named-range table:name="extname4" table:cell-range-address="'file://127.0.0.1/PATH/EXTP12_4.XLSX'#Sheet1.$E$7" table:base-cell-address="Sheet1.$A$1"/>
        <table:named-range table:name="name1" table:cell-range-address="Sheet1.$E$36" table:base-cell-address="Sheet1.$A$1"/>
        <table:named-range table:name="name2" table:cell-range-address="Sheet2.$E$50" table:base-cell-address="Sheet2.$A$1"/>
      </table:named-expressions>
      <table:dde-links>
        <table:dde-link>
          <office:dde-source office:dde-application="excel" office:dde-topic="X:\PATH\[EXTP12_3.XLSX]Sheet1" office:dde-item="R11C1:R11C6" office:automatic-update="true"/>
          <table:table>
            <table:table-column/>
            <table:table-row>
              <table:table-cell office:value-type="float" office:value="1"/>
              <table:table-cell office:value-type="float" office:value="1"/>
              <table:table-cell office:value-type="float" office:value="1"/>
              <table:table-cell office:value-type="float" office:value="1"/>
              <table:table-cell office:value-type="float" office:value="1"/>
              <table:table-cell office:value-type="float" office:value="1"/>
            </table:table-row>
          </table:table>
        </table:dde-link>
        <table:dde-link>
          <office:dde-source office:dde-application="excel" office:dde-topic="X:\PATH\[EXTP12_3.XLSX]Sheet1" office:dde-item="R7C1" office:automatic-update="true"/>
          <table:table>
            <table:table-column/>
            <table:table-row>
              <table:table-cell office:value-type="float" office:value="10"/>
            </table:table-row>
          </table:table>
        </table:dde-link>
        <table:dde-link>
          <office:dde-source office:dde-application="excel" office:dde-topic="X:\PATH\[EXTP12_3.XLSX]Sheet1" office:dde-item="R7C1:R7C6" office:automatic-update="true"/>
        </table:dde-link>
      </table:dde-link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6P0">
      <number:text>ok</number:text>
    </number:text-style>
    <number:number-style style:name="N36P1">
      <number:text>-</number:text>
      <number:number number:min-integer-digits="1"/>
    </number:number-style>
    <number:number-style style:name="N36P2">
      <number:number number:decimal-places="0" number:min-integer-digits="1"/>
    </number:number-style>
    <number:text-style style:name="N36">
      <style:text-properties fo:color="#FF0000"/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Ok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color="#008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09-04T13:51:21Z</meta:creation-date>
    <dc:date>2014-02-28T10:15:11Z</dc:date>
    <meta:editing-duration>PT0S</meta:editing-duration>
  </office:meta>
</office:document-meta>
</file>